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82c55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officeooo:paragraph-rsid="00182c55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a430f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381cm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0.293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0.266cm"/>
        </style:tab-stops>
      </style:paragraph-properties>
      <style:text-properties style:font-name="Arial" fo:font-size="14pt" officeooo:paragraph-rsid="001a430f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a6fdc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527cm"/>
        </style:tab-stops>
      </style:paragraph-properties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c6169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73cm"/>
        </style:tab-stops>
      </style:paragraph-properties>
      <style:text-properties style:font-name="Arial" fo:font-size="14pt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635cm"/>
        </style:tab-stops>
      </style:paragraph-properties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officeooo:paragraph-rsid="001c6169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d7e5a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>
        <style:tab-stops>
          <style:tab-stop style:position="4.186cm" style:leader-style="solid" style:leader-text="_"/>
        </style:tab-stops>
      </style:paragraph-properties>
      <style:text-properties style:font-name="Arial" fo:font-size="14pt" officeooo:paragraph-rsid="001d7e5a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e5605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0eab1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233ca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officeooo:paragraph-rsid="002233ca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>
        <style:tab-stops>
          <style:tab-stop style:position="0.254cm"/>
        </style:tab-stops>
      </style:paragraph-properties>
      <style:text-properties style:font-name="Arial" fo:font-size="14pt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14b89" officeooo:paragraph-rsid="00214b89" style:font-size-asian="14pt" style:font-size-complex="14pt"/>
    </style:style>
    <style:style style:name="P27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28" style:family="paragraph" style:parent-style-name="Standard">
      <style:paragraph-properties fo:line-height="150%" style:writing-mode="page"/>
      <style:text-properties style:font-name="Arial" fo:font-size="14pt" officeooo:paragraph-rsid="00182c55" style:font-size-asian="14pt" style:font-size-complex="14pt"/>
    </style:style>
    <style:style style:name="P29" style:family="paragraph" style:parent-style-name="Standard">
      <style:paragraph-properties fo:line-height="150%" style:writing-mode="page">
        <style:tab-stops>
          <style:tab-stop style:position="0.457cm"/>
        </style:tab-stops>
      </style:paragraph-properties>
      <style:text-properties style:font-name="Arial" fo:font-size="14pt" officeooo:paragraph-rsid="00182c55" style:font-size-asian="14pt" style:font-size-complex="14pt"/>
    </style:style>
    <style:style style:name="P30" style:family="paragraph" style:parent-style-name="Standard">
      <style:paragraph-properties fo:line-height="150%" style:writing-mode="page"/>
      <style:text-properties style:font-name="Arial" fo:font-size="14pt" officeooo:paragraph-rsid="001a430f" style:font-size-asian="14pt" style:font-size-complex="14pt"/>
    </style:style>
    <style:style style:name="P31" style:family="paragraph" style:parent-style-name="Standard">
      <style:paragraph-properties fo:line-height="150%" style:writing-mode="page">
        <style:tab-stops>
          <style:tab-stop style:position="0.381cm"/>
        </style:tab-stops>
      </style:paragraph-properties>
      <style:text-properties style:font-name="Arial" fo:font-size="14pt" officeooo:paragraph-rsid="001a430f" style:font-size-asian="14pt" style:font-size-complex="14pt"/>
    </style:style>
    <style:style style:name="P32" style:family="paragraph" style:parent-style-name="Standard">
      <style:paragraph-properties fo:line-height="150%" style:writing-mode="page">
        <style:tab-stops>
          <style:tab-stop style:position="0.293cm"/>
        </style:tab-stops>
      </style:paragraph-properties>
      <style:text-properties style:font-name="Arial" fo:font-size="14pt" style:font-size-asian="14pt" style:font-size-complex="14pt"/>
    </style:style>
    <style:style style:name="P33" style:family="paragraph" style:parent-style-name="Standard">
      <style:paragraph-properties fo:line-height="150%" style:writing-mode="page">
        <style:tab-stops>
          <style:tab-stop style:position="0.266cm"/>
        </style:tab-stops>
      </style:paragraph-properties>
      <style:text-properties style:font-name="Arial" fo:font-size="14pt" officeooo:paragraph-rsid="001a430f" style:font-size-asian="14pt" style:font-size-complex="14pt"/>
    </style:style>
    <style:style style:name="P34" style:family="paragraph" style:parent-style-name="Standard">
      <style:paragraph-properties fo:line-height="150%" style:writing-mode="page"/>
      <style:text-properties style:font-name="Arial" fo:font-size="14pt" officeooo:paragraph-rsid="001a6fdc" style:font-size-asian="14pt" style:font-size-complex="14pt"/>
    </style:style>
    <style:style style:name="P35" style:family="paragraph" style:parent-style-name="Standard">
      <style:paragraph-properties fo:line-height="150%" style:writing-mode="page">
        <style:tab-stops>
          <style:tab-stop style:position="0.527cm"/>
        </style:tab-stops>
      </style:paragraph-properties>
      <style:text-properties style:font-name="Arial" fo:font-size="14pt" officeooo:paragraph-rsid="001a6fdc" style:font-size-asian="14pt" style:font-size-complex="14pt"/>
    </style:style>
    <style:style style:name="P36" style:family="paragraph" style:parent-style-name="Standard">
      <style:paragraph-properties fo:line-height="150%" style:writing-mode="page"/>
      <style:text-properties style:font-name="Arial" fo:font-size="14pt" officeooo:paragraph-rsid="001c6169" style:font-size-asian="14pt" style:font-size-complex="14pt"/>
    </style:style>
    <style:style style:name="P37" style:family="paragraph" style:parent-style-name="Standard">
      <style:paragraph-properties fo:line-height="150%" style:writing-mode="page">
        <style:tab-stops>
          <style:tab-stop style:position="0.73cm"/>
        </style:tab-stops>
      </style:paragraph-properties>
      <style:text-properties style:font-name="Arial" fo:font-size="14pt" style:font-size-asian="14pt" style:font-size-complex="14pt"/>
    </style:style>
    <style:style style:name="P38" style:family="paragraph" style:parent-style-name="Standard">
      <style:paragraph-properties fo:line-height="150%" style:writing-mode="page">
        <style:tab-stops>
          <style:tab-stop style:position="0.73cm"/>
        </style:tab-stops>
      </style:paragraph-properties>
      <style:text-properties style:font-name="Arial" fo:font-size="14pt" officeooo:paragraph-rsid="001c6169" style:font-size-asian="14pt" style:font-size-complex="14pt"/>
    </style:style>
    <style:style style:name="P39" style:family="paragraph" style:parent-style-name="Standard">
      <style:paragraph-properties fo:line-height="150%" style:writing-mode="page">
        <style:tab-stops>
          <style:tab-stop style:position="0.635cm"/>
        </style:tab-stops>
      </style:paragraph-properties>
      <style:text-properties style:font-name="Arial" fo:font-size="14pt" style:font-size-asian="14pt" style:font-size-complex="14pt"/>
    </style:style>
    <style:style style:name="P40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1c6169" style:font-size-asian="14pt" style:font-size-complex="14pt"/>
    </style:style>
    <style:style style:name="P41" style:family="paragraph" style:parent-style-name="Standard">
      <style:paragraph-properties fo:line-height="150%" style:writing-mode="page"/>
      <style:text-properties style:font-name="Arial" fo:font-size="14pt" officeooo:paragraph-rsid="001d7e5a" style:font-size-asian="14pt" style:font-size-complex="14pt"/>
    </style:style>
    <style:style style:name="P42" style:family="paragraph" style:parent-style-name="Standard">
      <style:paragraph-properties fo:line-height="150%" style:writing-mode="page">
        <style:tab-stops>
          <style:tab-stop style:position="4.186cm" style:leader-style="solid" style:leader-text="_"/>
        </style:tab-stops>
      </style:paragraph-properties>
      <style:text-properties style:font-name="Arial" fo:font-size="14pt" officeooo:paragraph-rsid="001d7e5a" style:font-size-asian="14pt" style:font-size-complex="14pt"/>
    </style:style>
    <style:style style:name="P43" style:family="paragraph" style:parent-style-name="Standard">
      <style:paragraph-properties fo:line-height="150%" style:writing-mode="page"/>
      <style:text-properties style:font-name="Arial" fo:font-size="14pt" officeooo:paragraph-rsid="001e5605" style:font-size-asian="14pt" style:font-size-complex="14pt"/>
    </style:style>
    <style:style style:name="P44" style:family="paragraph" style:parent-style-name="Standard">
      <style:paragraph-properties fo:line-height="150%" style:writing-mode="page"/>
      <style:text-properties style:font-name="Arial" fo:font-size="14pt" officeooo:paragraph-rsid="001f61ee" style:font-size-asian="14pt" style:font-size-complex="14pt"/>
    </style:style>
    <style:style style:name="P45" style:family="paragraph" style:parent-style-name="Standard">
      <style:paragraph-properties fo:line-height="150%" style:writing-mode="page"/>
      <style:text-properties style:font-name="Arial" fo:font-size="14pt" officeooo:paragraph-rsid="0020eab1" style:font-size-asian="14pt" style:font-size-complex="14pt"/>
    </style:style>
    <style:style style:name="P46" style:family="paragraph" style:parent-style-name="Standard">
      <style:paragraph-properties fo:line-height="150%" style:writing-mode="page"/>
      <style:text-properties style:font-name="Arial" fo:font-size="14pt" officeooo:paragraph-rsid="002233ca" style:font-size-asian="14pt" style:font-size-complex="14pt"/>
    </style:style>
    <style:style style:name="P47" style:family="paragraph" style:parent-style-name="Standard">
      <style:paragraph-properties fo:line-height="150%" style:writing-mode="page">
        <style:tab-stops>
          <style:tab-stop style:position="0.376cm"/>
        </style:tab-stops>
      </style:paragraph-properties>
      <style:text-properties style:font-name="Arial" fo:font-size="14pt" officeooo:paragraph-rsid="002233ca" style:font-size-asian="14pt" style:font-size-complex="14pt"/>
    </style:style>
    <style:style style:name="P48" style:family="paragraph" style:parent-style-name="Standard">
      <style:paragraph-properties fo:line-height="150%" style:writing-mode="page"/>
      <style:text-properties style:font-name="Arial" fo:font-size="14pt" officeooo:rsid="00214b89" officeooo:paragraph-rsid="00214b89" style:font-size-asian="14pt" style:font-size-complex="14pt"/>
    </style:style>
    <style:style style:name="P49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67d11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6f7fa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8683a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9e7a5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officeooo:paragraph-rsid="0029e7a5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officeooo:paragraph-rsid="0029e7a5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59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0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1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63" style:family="paragraph" style:parent-style-name="Standard">
      <style:paragraph-properties fo:line-height="150%" style:writing-mode="page"/>
      <style:text-properties style:font-name="Arial" fo:font-size="14pt" officeooo:paragraph-rsid="00267d11" style:font-size-asian="14pt" style:font-size-complex="14pt"/>
    </style:style>
    <style:style style:name="P64" style:family="paragraph" style:parent-style-name="Standard">
      <style:paragraph-properties fo:line-height="150%" style:writing-mode="page"/>
      <style:text-properties style:font-name="Arial" fo:font-size="14pt" officeooo:paragraph-rsid="0026f7fa" style:font-size-asian="14pt" style:font-size-complex="14pt"/>
    </style:style>
    <style:style style:name="P65" style:family="paragraph" style:parent-style-name="Standard">
      <style:paragraph-properties fo:line-height="150%" style:writing-mode="page"/>
      <style:text-properties style:font-name="Arial" fo:font-size="14pt" officeooo:paragraph-rsid="0028683a" style:font-size-asian="14pt" style:font-size-complex="14pt"/>
    </style:style>
    <style:style style:name="P66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67" style:family="paragraph" style:parent-style-name="Standard">
      <style:paragraph-properties fo:line-height="150%" style:writing-mode="page"/>
      <style:text-properties style:font-name="Arial" fo:font-size="14pt" officeooo:paragraph-rsid="0029e7a5" style:font-size-asian="14pt" style:font-size-complex="14pt"/>
    </style:style>
    <style:style style:name="P68" style:family="paragraph" style:parent-style-name="Standard">
      <style:paragraph-properties fo:line-height="150%" style:writing-mode="page">
        <style:tab-stops>
          <style:tab-stop style:position="0.457cm"/>
        </style:tab-stops>
      </style:paragraph-properties>
      <style:text-properties style:font-name="Arial" fo:font-size="14pt" officeooo:paragraph-rsid="0029e7a5" style:font-size-asian="14pt" style:font-size-complex="14pt"/>
    </style:style>
    <style:style style:name="P69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70" style:family="paragraph" style:parent-style-name="Standard">
      <style:paragraph-properties fo:line-height="150%" style:writing-mode="page"/>
      <style:text-properties style:font-name="Arial" fo:font-size="14pt" officeooo:rsid="0026f7fa" officeooo:paragraph-rsid="0026f7fa" style:font-size-asian="14pt" style:font-size-complex="14pt"/>
    </style:style>
    <style:style style:name="P71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T1" style:family="text">
      <style:text-properties officeooo:rsid="00182c55"/>
    </style:style>
    <style:style style:name="T2" style:family="text">
      <style:text-properties officeooo:rsid="001a430f"/>
    </style:style>
    <style:style style:name="T3" style:family="text">
      <style:text-properties style:font-name="Arial1" officeooo:rsid="001a430f" style:font-name-asian="Arial1" style:font-name-complex="Arial1"/>
    </style:style>
    <style:style style:name="T4" style:family="text">
      <style:text-properties style:font-name="Arial1" officeooo:rsid="001f61ee"/>
    </style:style>
    <style:style style:name="T5" style:family="text">
      <style:text-properties officeooo:rsid="001a430f" style:font-name-asian="Courier New" style:font-name-complex="Courier New"/>
    </style:style>
    <style:style style:name="T6" style:family="text">
      <style:text-properties officeooo:rsid="001a6fdc"/>
    </style:style>
    <style:style style:name="T7" style:family="text">
      <style:text-properties officeooo:rsid="001c6169"/>
    </style:style>
    <style:style style:name="T8" style:family="text">
      <style:text-properties officeooo:rsid="001d7e5a"/>
    </style:style>
    <style:style style:name="T9" style:family="text">
      <style:text-properties officeooo:rsid="001f61ee"/>
    </style:style>
    <style:style style:name="T10" style:family="text">
      <style:text-properties officeooo:rsid="0020eab1"/>
    </style:style>
    <style:style style:name="T11" style:family="text">
      <style:text-properties officeooo:rsid="002233ca"/>
    </style:style>
    <style:style style:name="T12" style:family="text">
      <style:text-properties officeooo:rsid="00267d11"/>
    </style:style>
    <style:style style:name="T13" style:family="text">
      <style:text-properties style:font-name="Arial1" officeooo:rsid="00267d11" style:font-name-asian="Arial1" style:font-name-complex="Arial1"/>
    </style:style>
    <style:style style:name="T14" style:family="text">
      <style:text-properties style:font-name="Arial1" officeooo:rsid="0026f7fa" style:font-name-asian="Arial1" style:font-name-complex="Arial1"/>
    </style:style>
    <style:style style:name="T15" style:family="text">
      <style:text-properties style:font-name="Arial1" officeooo:rsid="0029e7a5" style:font-name-asian="Arial1" style:font-name-complex="Arial1"/>
    </style:style>
    <style:style style:name="T16" style:family="text">
      <style:text-properties officeooo:rsid="0026f7fa"/>
    </style:style>
    <style:style style:name="T17" style:family="text">
      <style:text-properties officeooo:rsid="0028683a"/>
    </style:style>
    <style:style style:name="T18" style:family="text">
      <style:text-properties officeooo:rsid="0029e7a5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49">VOJTECH MIHÁLIK</text:p>
        <text:h text:style-name="P59" text:outline-level="2"><text:bookmark-start text:name="bookmark0"/>OZBROJENÁ LÁSKA<text:bookmark-end text:name="bookmark0"/></text:h>
        <text:p text:style-name="P3"/>
        <text:p text:style-name="P26">ŽIVOT</text:p>
        <text:p text:style-name="P48"/>
        <text:p text:style-name="P21"><text:span text:style-name="T11">N</text:span>eumriem na slame,</text:p>
        <text:p text:style-name="P46">po bradu skrytý pod perinou.</text:p>
        <text:p text:style-name="P21">No ani na spenenom koni</text:p>
        <text:p text:style-name="P46">smrť nestisne mi srdce trasľavé,</text:p>
        <text:p text:style-name="P23">o skálie cintorínov</text:p>
        <text:p text:style-name="P47">pri mojom páde šabľa ne<text:span text:style-name="T11">z</text:span>a<text:span text:style-name="T11">zv</text:span>oní,</text:p>
        <text:p text:style-name="P47">pohrebný bubon ne<text:span text:style-name="T11">z</text:span>a<text:span text:style-name="T11">z</text:span>nie.</text:p>
        <text:p text:style-name="P3"/>
        <text:p text:style-name="P46">Neotvárajte pre mňa <text:span text:style-name="T11">z</text:span>em,</text:p>
        <text:p text:style-name="P46">nie, nie, ja vôbec neumriem,</text:p>
        <text:p text:style-name="P3"><text:span text:style-name="T11">z</text:span> každého boja vyjdem ví<text:span text:style-name="T11">ť</text:span>a<text:span text:style-name="T11">zn</text:span>e.</text:p>
        <text:p text:style-name="P3"/>
        <text:p text:style-name="P46">Tak musím vedieť biť sa,</text:p>
        <text:p text:style-name="P46"><text:soft-page-break/>aby smrť, ni<text:span text:style-name="T11">č</text:span>omnica,</text:p>
        <text:p text:style-name="P46">pod nohy padla mi,</text:p>
        <text:p text:style-name="P46">aby mi líca</text:p>
        <text:p text:style-name="P46">nedoklovaly havrany.</text:p>
        <text:p text:style-name="P3"/>
        <text:p text:style-name="P27">Znej, moja pieseň mierová.</text:p>
        <text:p text:style-name="P21">A hoci vrahovia</text:p>
        <text:p text:style-name="P46">štrngajú mečmi,</text:p>
        <text:p text:style-name="P46">neotvárajte pre mňa <text:span text:style-name="T11">z</text:span>em,</text:p>
        <text:p text:style-name="P46">ja vôbec neumriem:</text:p>
        <text:p text:style-name="P46">ľudu spievam, som ve<text:span text:style-name="T11">č</text:span>ný.</text:p>
        <text:p text:style-name="P3"/>
        <text:p text:style-name="P46">Po rokoch, keď ma <text:span text:style-name="T11">z</text:span>avolá</text:p>
        <text:p text:style-name="P46">tajomný hlas, v čas horúceho leta</text:p>
        <text:p text:style-name="P46">vyjdem si, starec, do poľa.</text:p>
        <text:p text:style-name="P3">Do materinej dúšky</text:p>
        <text:p text:style-name="P3">tam slo<text:span text:style-name="T11">ž</text:span>iac svoje veteránske stužky,</text:p>
        <text:p text:style-name="P3"><text:span text:style-name="T11">z</text:span>ap<text:span text:style-name="T11">í</text:span>šem rukou starou</text:p>
        <text:p text:style-name="P3"><text:soft-page-break/>posledné verše, ktoré v<text:span text:style-name="T11">z</text:span>letia</text:p>
        <text:p text:style-name="P3">na chválu dní, čo pre<text:span text:style-name="T11">ž</text:span>il som.</text:p>
        <text:p text:style-name="P3"/>
        <text:p text:style-name="P46">Potom si ľahnem dolu tvárou</text:p>
        <text:p text:style-name="P46">a <text:span text:style-name="T11">z</text:span>aspím jasným, <text:span text:style-name="T11">ž</text:span>ivým snom.</text:p>
        <text:h text:style-name="P59" text:outline-level="1"><text:bookmark text:name="bookmark1"/></text:h>
        <text:h text:style-name="P62" text:outline-level="1"/>
        <text:p text:style-name="P3">ŽIVÍ SA VRÁTIME</text:p>
        <text:p text:style-name="P3"/>
        <text:p text:style-name="P27">OKTÓBER</text:p>
        <text:p text:style-name="P3"/>
        <text:p text:style-name="P63"><text:span text:style-name="T12">T</text:span>vár Petrohradu sa v to ráno chvela,</text:p>
        <text:p text:style-name="P63">keď po nej duply lapte ruských más.</text:p>
        <text:p text:style-name="P3">Na Zimný palác namierili delá.</text:p>
        <text:p text:style-name="P51">Hučí to búrka? Auróra to strieľa!</text:p>
        <text:p text:style-name="P63">Dočasnej vláde končí čas.</text:p>
        <text:p text:style-name="P3"/>
        <text:p text:style-name="P63">Od Nevy nahor k mračnám oloveným</text:p>
        <text:p text:style-name="P63"><text:soft-page-break/><text:span text:style-name="T12">ľ</text:span>ud vykríkol. Krv sŕdc tu bude tiecť!</text:p>
        <text:p text:style-name="P51">A zo Smolného svojím jasnozrením</text:p>
        <text:p text:style-name="P63">celú zem vtedy objal obor Lenin,</text:p>
        <text:p text:style-name="P63">mozog a päsť.</text:p>
        <text:p text:style-name="P3"/>
        <text:p text:style-name="P27">Elektrifikované Rusko žiari</text:p>
        <text:p text:style-name="P3">už v jeho snoch. Už duní, už on sám</text:p>
        <text:p text:style-name="P3">zapálil zraky v miliónoch tvárí:</text:p>
        <text:p text:style-name="P51">Ej, hor’ sa, hor’ sa, sveta proletári,</text:p>
        <text:p text:style-name="P63">otroci, hor’ sa k víťazstvám!</text:p>
        <text:p text:style-name="P3"/>
        <text:p text:style-name="P63">Nežil som ešte vtedy. Viem, v tom roku</text:p>
        <text:p text:style-name="P63">mi v Talianskej rabská prísaha</text:p>
        <text:p text:style-name="P63">vyštvala otca blatom do útoku</text:p>
        <text:p text:style-name="P63">s krvavým prúdom z boku, slzou v oku <text:span text:style-name="T13">—</text:span></text:p>
        <text:p text:style-name="P63">za Veličenstvo cisára.</text:p>
        <text:p text:style-name="P3"/>
        <text:p text:style-name="P27">Aj ja dnes, vojak, často bežím blatom.</text:p>
        <text:p text:style-name="P3"><text:soft-page-break/>Ale nie pre smrť. Pre život a mier!</text:p>
        <text:p text:style-name="P51">On, Lenin, prišiel ku mne s rovnošatou,</text:p>
        <text:p text:style-name="P63">jak s ohňom boja chodil k ľudským bratom</text:p>
        <text:p text:style-name="P63">vtedy, v ten slávny Október...</text:p>
        <text:p text:style-name="P3"/>
        <text:p text:style-name="P27"/>
        <text:p text:style-name="P27">ARMÁDE</text:p>
        <text:p text:style-name="P3"/>
        <text:p text:style-name="P63">Ke<text:span text:style-name="T12">ď</text:span> nočnou oblohou sa tučný mesiac blysne</text:p>
        <text:p text:style-name="P63">a už len milenci bdia do tmy stúlení,</text:p>
        <text:p text:style-name="P63">tu ako na prehliadke promenádou mysle</text:p>
        <text:p text:style-name="P63">ďalší deň vlasti defiluje mi.</text:p>
        <text:p text:style-name="P3"/>
        <text:p text:style-name="P63">Červenie sa jej krásny život v tvári</text:p>
        <text:p text:style-name="P63">nad strachom tých, čo na budúcnosť vari</text:p>
        <text:p text:style-name="P63">dívajú sa jak na šušťavú húšťavu.</text:p>
        <text:p text:style-name="P51">A zatiaľ vydedenci, ktorí z rakvy vstali,</text:p>
        <text:p text:style-name="P63">slobodní, mocní proletári</text:p>
        <text:p text:style-name="P63"><text:soft-page-break/>do komunizmu rýchlik púšťajú.</text:p>
        <text:p text:style-name="P3"/>
        <text:p text:style-name="P63">Vidím, jak vstáva zem, kde k slobode som rástol,</text:p>
        <text:p text:style-name="P63">hrebeň komínov prečesáva nebesá</text:p>
        <text:p text:style-name="P63">a každé ráno slnce nad slobodnou vlasťou</text:p>
        <text:p text:style-name="P63">jak mladý atlét vyšvihuje sa.</text:p>
        <text:p text:style-name="P3"/>
        <text:p text:style-name="P63">A v tejto nočnej chvíli vidím zlaté svetlá planúť</text:p>
        <text:p text:style-name="P63">až na Done, kde veniec brigád rozkvitol,</text:p>
        <text:p text:style-name="P63">kde hydraulický bager ako mamut</text:p>
        <text:p text:style-name="P63">si chodí pôdou rozrytou.</text:p>
        <text:p text:style-name="P3"/>
        <text:p text:style-name="P63">Aj my do boja za svet slobody a práva</text:p>
        <text:p text:style-name="P63">hodiny práce chceme ako bomby dať,</text:p>
        <text:p text:style-name="P51">lebo sme synmi zeme, ktorá Ostravu si stavia,</text:p>
        <text:p text:style-name="P63">a bohu za chrbtom, kde rástla iba tráva,</text:p>
        <text:p text:style-name="P63">postaví Hutný kombinát.</text:p>
        <text:p text:style-name="P63"/>
        <text:p text:style-name="P51"><text:soft-page-break/>Zacelia sa nám tisícročné rany</text:p>
        <text:p text:style-name="P63">a biede na krk stúpime, až zachripí,</text:p>
        <text:p text:style-name="P63">keď ako vtáci maľovaní</text:p>
        <text:p text:style-name="P63">asfaltovými diaľnicami</text:p>
        <text:p text:style-name="P63">poletia autá, oceľové paripy.</text:p>
        <text:p text:style-name="P3"/>
        <text:p text:style-name="P63">To všetko um náš, naše ruky kladú</text:p>
        <text:p text:style-name="P63">tehlu ku tehle, pod našimi dlaňami</text:p>
        <text:p text:style-name="P63">rastie svet, ktorý času šklbe múdru bradu;</text:p>
        <text:p text:style-name="P63">čas, filozofa krôčkov, nechávame vzadu:</text:p>
        <text:p text:style-name="P63">ak panta rei, nech cupká za nami!</text:p>
        <text:p text:style-name="P3"/>
        <text:p text:style-name="P63">No zato pozdravme čas dozrievania plodov,</text:p>
        <text:p text:style-name="P63">keď proletári sveta siahli na bodák.</text:p>
        <text:p text:style-name="P51">Do terča nášho šťastia v ceste za slobodou,</text:p>
        <text:p text:style-name="P63">kam idú národy, už odvážne sa vbodol</text:p>
        <text:p text:style-name="P63">Komunistickej strany zrak.</text:p>
        <text:p text:style-name="P3"/>
        <text:p text:style-name="P63"><text:soft-page-break/>Z úderov kapitálu ako búrka vstala,</text:p>
        <text:p text:style-name="P63">krv našich otcov sfarbila jej zástavy,</text:p>
        <text:p text:style-name="P63">jak hviezda červená sa nocou zablýskala,</text:p>
        <text:p text:style-name="P63">keď otrockému svetu kĺby praskaly.</text:p>
        <text:p text:style-name="P3"/>
        <text:p text:style-name="P63">Plameňmi revolúcií nás k ránu viedla,</text:p>
        <text:p text:style-name="P63">čula náš tlkot srdca, merala náš dych</text:p>
        <text:p text:style-name="P63">a láskavá vše brala na materské bedrá</text:p>
        <text:p text:style-name="P63">i oslablých a bezradných.</text:p>
        <text:p text:style-name="P3"/>
        <text:p text:style-name="P63">Keď vrah už temer vycical špik z našich kostí,</text:p>
        <text:p text:style-name="P63">ona hne<text:span text:style-name="T12">ď</text:span> život roznietila v nás</text:p>
        <text:p text:style-name="P63">a postavila fabriky a mosty,</text:p>
        <text:p text:style-name="P63">dennica zlatá, šíp do budúcnosti,</text:p>
        <text:p text:style-name="P63">železná vôľa más.</text:p>
        <text:p text:style-name="P3"/>
        <text:p text:style-name="P63">A ak už viacej nechceš, aby prevravely zbrane,</text:p>
        <text:p text:style-name="P63">ak miesto bunkrov postaviť chceš elektrárne,</text:p>
        <text:p text:style-name="P63"><text:soft-page-break/>v tej chvíli vlastne stranu stavať chceš.</text:p>
        <text:p text:style-name="P51">Ak veríš pravde, strane veríš tiež,</text:p>
        <text:p text:style-name="P63">ak ľúbiš ľud svoj, nevyhneš sa strane,</text:p>
        <text:p text:style-name="P63">ak život svoj máš rád, aj stranu miluješ.</text:p>
        <text:p text:style-name="P3"/>
        <text:p text:style-name="P63">Preto ak stranu staviaš, z tvojej práce vstáva</text:p>
        <text:p text:style-name="P63">kvitnúca vlasť a život detí v nej,</text:p>
        <text:p text:style-name="P63">ak veríš strane, veríš vo víťazstvo práva,</text:p>
        <text:p text:style-name="P63">ak stranu ľúbiš, tvoja láska žhavá</text:p>
        <text:p text:style-name="P63">je láskou k vlastnej rodine.</text:p>
        <text:p text:style-name="P3"/>
        <text:p text:style-name="P63">My tisícročím ako jaskyňou sme prešli,</text:p>
        <text:p text:style-name="P63">surovým žitím žmýkaní,</text:p>
        <text:p text:style-name="P51">vždy rebelanti, košiar ovečiek vždy hriešny,</text:p>
        <text:p text:style-name="P63">sýtený palicou a ružencami geršlí.</text:p>
        <text:p text:style-name="P51">Ej, veru nezažiali nikto za derešmi</text:p>
        <text:p text:style-name="P63">ani za štrajkovými týždňami!</text:p>
        <text:p text:style-name="P3"/>
        <text:p text:style-name="P63"><text:soft-page-break/>Vždy, keď sa prevážila miera našej trýzne</text:p>
        <text:p text:style-name="P63">a krivda štiepala až do kostí,</text:p>
        <text:p text:style-name="P63">zvrtli sme valaštičkou, tašli v hory vysočizné,</text:p>
        <text:p text:style-name="P63">od buka po buk pánom merali sme</text:p>
        <text:p text:style-name="P63">angliu spravodlivosti.</text:p>
        <text:p text:style-name="P3"/>
        <text:p text:style-name="P63">To naším hlasom ľud vše do kaštieľov skríkol,</text:p>
        <text:p text:style-name="P63">keď v komnatách sa zabelela halena.</text:p>
        <text:p text:style-name="P51">Zaťatý do pňa paloš Jánošíkov</text:p>
        <text:p text:style-name="P63">nečakal dlho na zbojníkov,</text:p>
        <text:p text:style-name="P63">nezašla hrdzou šabľa kalená.</text:p>
        <text:p text:style-name="P3"/>
        <text:p text:style-name="P63">Za hrdlo vedeli sme polapiť aj Turka,</text:p>
        <text:p text:style-name="P63">v kuruckých bitkách rúbať dávny zármutok,</text:p>
        <text:p text:style-name="P63">na našich pleciach niesol sa jak búrka</text:p>
        <text:p text:style-name="P63">aj meruôsmy rok.</text:p>
        <text:p text:style-name="P3"/>
        <text:p text:style-name="P63">A prišiel čas, že po nociach sa ohne rozblčaly,</text:p>
        <text:p text:style-name="P63"><text:soft-page-break/>za nimi šli sme s vintovkou a tanistrou,</text:p>
        <text:p text:style-name="P63">bezhviezdnou oblohou k nám zatiaľ z ruských dial<text:span text:style-name="T12">í</text:span></text:p>
        <text:p text:style-name="P63">plávaly plachty parašutistov.</text:p>
        <text:p text:style-name="P3"/>
        <text:p text:style-name="P63">A zahučaly hory víchrom partizánskych piesní,</text:p>
        <text:p text:style-name="P63">červené ruže krvi skvitly na snehu.</text:p>
        <text:p text:style-name="P51">Pod mrazným slnkom v srdciach sme ich kvety niesli,</text:p>
        <text:p text:style-name="P63">nimi sme stlali cestu poľom, lúkami a lesmi</text:p>
        <text:p text:style-name="P63">k životu svojmu krásnemu.</text:p>
        <text:p text:style-name="P3"/>
        <text:p text:style-name="P63">A hoci zrada za chrbtom nám svoju ľstivú</text:p>
        <text:p text:style-name="P63">tvár vyškierala, hoci spúšťaly</text:p>
        <text:p text:style-name="P63">jesenné dažde na nás hustú svoju hrivu,</text:p>
        <text:p text:style-name="P63">hoci smrť s nami škriabala sa cez Prašivú,</text:p>
        <text:p text:style-name="P63">my s nabitými puškami</text:p>
        <text:p text:style-name="P3"/>
        <text:p text:style-name="P63">a s krásnym snom už vtedy vchádzali sme do slobody,</text:p>
        <text:p text:style-name="P63">už vtedy živili sme pre svet, čo sa zrodí,</text:p>
        <text:p text:style-name="P63"><text:soft-page-break/>vidinu svoju mihavú:</text:p>
        <text:p text:style-name="P51">srdcom sme videli, jak traktor poľami sa brodí,</text:p>
        <text:p text:style-name="P63">ako na stavbách komunizmu nad vagónmi pôdy</text:p>
        <text:p text:style-name="P63">exkavátory krky dvíhajú.</text:p>
        <text:p text:style-name="P63"/>
        <text:p text:style-name="P51">Nezabudneme na to, že sme mŕtvych mali,</text:p>
        <text:p text:style-name="P63">smrť padlých kamarátov márna nebola!</text:p>
        <text:p text:style-name="P51">Spomienky chmúrne dodnes plameň hnevu páli:</text:p>
        <text:p text:style-name="P63">v pamäti zrieme tam, kde živé mestá stály,</text:p>
        <text:p text:style-name="P63">tlieť hŕby popola.</text:p>
        <text:p text:style-name="P51">Ešte než anjel zatrúbil, sa pohýbaly skaly</text:p>
        <text:p text:style-name="P63">a hroby masové jak v súdny deň sa otváraly.</text:p>
        <text:p text:style-name="P3">Krv umučených darmo nevolá!</text:p>
        <text:p text:style-name="P3"/>
        <text:p text:style-name="P63">Ňou pokrstíme svet, čo z našich ramien vstane,</text:p>
        <text:p text:style-name="P63">by zbrojnicami kapitálu otriasol.</text:p>
        <text:p text:style-name="P51">Preto jak decku o slnečnom ráne</text:p>
        <text:p text:style-name="P63">životu svoj mu, zapletáme</text:p>
        <text:p text:style-name="P63"><text:soft-page-break/>červenú mašľu do vlasov.</text:p>
        <text:p text:style-name="P3"/>
        <text:p text:style-name="P63">Niet žitia krajšieho než z trosiek posta<text:span text:style-name="T12">v</text:span>ené,</text:p>
        <text:p text:style-name="P63">niet lásky nad tú, ktorá vzišla zo smrti,</text:p>
        <text:p text:style-name="P63">najmocnejší je čas, keď čakáš na brieždenie,</text:p>
        <text:p text:style-name="P63">a radosť najväčšia, keď v zrúcaninách zeme</text:p>
        <text:p text:style-name="P63">sa nová práca rozkrúti.</text:p>
        <text:p text:style-name="P3"/>
        <text:p text:style-name="P63">No tam, kde sfúkla fakľu socha Slobody a žobre</text:p>
        <text:p text:style-name="P63">ústami černošskými o život, tam po burzách</text:p>
        <text:p text:style-name="P63">sa dlane šúchajú a na tisícky menia drobné,</text:p>
        <text:p text:style-name="P63">tam Wall Streetu, tej vypasenej kobre,</text:p>
        <text:p text:style-name="P63">na mozgu sedí pušný prach.</text:p>
        <text:p text:style-name="P3"/>
        <text:p text:style-name="P63">Po nociach v trezoroch sa krútia zuby kľúča,</text:p>
        <text:p text:style-name="P63">lebo lož priatelí sa s tmou.</text:p>
        <text:p text:style-name="P51">Ich čeľusť každým dňom je skúpejšia a tvrdšia,</text:p>
        <text:p text:style-name="P63">buldogy tankov v taškách náprsných tam vrčia,</text:p>
        <text:p text:style-name="P63"><text:soft-page-break/>mávajú zástavami dolárov.</text:p>
        <text:p text:style-name="P3"/>
        <text:p text:style-name="P63">Tam ešte žijú vrahovia! Pot cudzej práce</text:p>
        <text:p text:style-name="P63">a mäso frontov ziskom krvavým im zaváňa,</text:p>
        <text:p text:style-name="P63">na kolo rulety tam zapájajú hnacie</text:p>
        <text:p text:style-name="P63">remene bombardovania.</text:p>
        <text:p text:style-name="P3"/>
        <text:p text:style-name="P63">Ale už vstaly národy, už voľným hlasom skríka</text:p>
        <text:p text:style-name="P63">ľud kolónií, v ktorých noc sa strela mrazivá,</text:p>
        <text:p text:style-name="P63">Kórea-matka nezľakla sa útočníka,</text:p>
        <text:p text:style-name="P63">ale mu dýkou do gágora vniká,</text:p>
        <text:p text:style-name="P63">jak orkán sa dvíha celá Ázia!</text:p>
        <text:p text:style-name="P3"/>
        <text:p text:style-name="P63">Aj nám by ešte chceli zaťať cestu nahor,</text:p>
        <text:p text:style-name="P63">na naše šťastie ešte číha svorka vrahov,</text:p>
        <text:p text:style-name="P63">krvavým okom hľadí naň.</text:p>
        <text:p text:style-name="P51">No nech by hockto na nás lačnou rukou siahol,</text:p>
        <text:p text:style-name="P63">armáda, prilož k lícu zbraň!</text:p>
        <text:p text:style-name="P3"><text:soft-page-break/></text:p>
        <text:p text:style-name="P63">A presne namier, lebo srdce šakala je malé,</text:p>
        <text:p text:style-name="P63">do nenávisti triafaj v ňom!</text:p>
        <text:p text:style-name="P51">Aby sa slina surovca, čo šalie,</text:p>
        <text:p text:style-name="P63">nedotkla tvojej čistej tváre,</text:p>
        <text:p text:style-name="P63">ty tvrdo zúčtuj s barbarom!</text:p>
        <text:p text:style-name="P3"/>
        <text:p text:style-name="P63">Zúčtuj s ním v mene lásky, čo v nás rástla, hoci</text:p>
        <text:p text:style-name="P63">na milovanej zemi veky žral nás hlad,</text:p>
        <text:p text:style-name="P63">ve<text:span text:style-name="T12">ď</text:span> pri Dukle a v mrazoch partizánskych nocí</text:p>
        <text:p text:style-name="P63">učili sme sa živoť milovať.</text:p>
        <text:p text:style-name="P3"/>
        <text:p text:style-name="P63">A ak ho bude treba brániť, zo století</text:p>
        <text:p text:style-name="P63">zavelí Žižka, vstanú hradby našich miest,</text:p>
        <text:p text:style-name="P63">sokolie vojsko do húfov sa na hraniciach s<text:span text:style-name="T12">l</text:span>etí</text:p>
        <text:p text:style-name="P63">a každá guľka, namierená do hláv našich detí,</text:p>
        <text:p text:style-name="P63">sa musí obrátiť a bruchom vraha prejsť.</text:p>
        <text:p text:style-name="P3"/>
        <text:p text:style-name="P63"><text:soft-page-break/>A ak by niekto z nás aj ťažké viečka sklopil,</text:p>
        <text:p text:style-name="P63">do hliny vboril ústa, mladé líca v krvi skryl,</text:p>
        <text:p text:style-name="P63">otčina bude počuť odkaz padlých od Termopýl:</text:p>
        <text:p text:style-name="P63">Zvestujže, pútnik, Lakedaimonským...</text:p>
        <text:p text:style-name="P3"/>
        <text:p text:style-name="P63">Zákonom verní boli sme, my chlapci proletárski,</text:p>
        <text:p text:style-name="P63">prísahu nikto nezradil,</text:p>
        <text:p text:style-name="P51">tam v nociach na stojke sa v zraku našej lásky</text:p>
        <text:p text:style-name="P63">blýskali bohatieri stalingradskí,</text:p>
        <text:p text:style-name="P63">mlaty Červenej armády.</text:p>
        <text:p text:style-name="P3"/>
        <text:p text:style-name="P63">Ale my nezomrieme, lebo dosť je na tanieri zeme</text:p>
        <text:p text:style-name="P63">práce a šťastia, aké doteraz nás nestretlo.</text:p>
        <text:p text:style-name="P3">Najprv si ruky vyprobovať chceme!</text:p>
        <text:p text:style-name="P51">Slovensko drahé, najprv vynesieme</text:p>
        <text:p text:style-name="P63">poklady tvoje na svetlo!</text:p>
        <text:p text:style-name="P3"/>
        <text:p text:style-name="P63">Pozri len: v krásnych mestách Sovietskeho sväzu</text:p>
        <text:p text:style-name="P63"><text:soft-page-break/>slobodný národ drží s budúcnosťou krok.</text:p>
        <text:p text:style-name="P63">Robotník do cvalu si umom šibe frézu,</text:p>
        <text:p text:style-name="P63">v kolchozoch hlcú autá pšenicu a vezú</text:p>
        <text:p text:style-name="P63">ju do sýpok.</text:p>
        <text:p text:style-name="P3"/>
        <text:p text:style-name="P63">Do šachiet Karagandy každý deň sa vhryznú</text:p>
        <text:p text:style-name="P63">vŕtačky, aby svalstvo baní napäly,</text:p>
        <text:p text:style-name="P63">kým deti v snoch sa kucú ako v páperí.</text:p>
        <text:p text:style-name="P51">Jak slušní hostia, keď si prezrieť idú izbu,</text:p>
        <text:p text:style-name="P63">klopú na dvere komunizm</text:p>
        <text:p text:style-name="P63">buldozéry a skrapery.</text:p>
        <text:p text:style-name="P3"/>
        <text:p text:style-name="P63">A večer Čajkovskij sa vybral do závodov,</text:p>
        <text:p text:style-name="P63">za dirigentský pult tam kráča bočným vchodom,</text:p>
        <text:p text:style-name="P63">valí sa tónov lavína —</text:p>
        <text:p text:style-name="P51">a v obrazárňach práve mladý Puškin s Ódou</text:p>
        <text:p text:style-name="P63">predstúpil pred Deržavina.</text:p>
        <text:p text:style-name="P3"/>
        <text:p text:style-name="P63"><text:soft-page-break/>I tam, kde pod lejakom bômb sa žlté zeme vzduly,</text:p>
        <text:p text:style-name="P63">ľud svoju silu ako pejka pobodol</text:p>
        <text:p text:style-name="P63">a hoci nepriateľ naň zrakom bonzov škúli,</text:p>
        <text:p text:style-name="P63">vyrástol v obra drobný čínsky kuli,</text:p>
        <text:p text:style-name="P63">ryžoviská si obsial slobodou.</text:p>
        <text:p text:style-name="P3"/>
        <text:p text:style-name="P63">My, ktorí milujeme svoju domovinu malú,</text:p>
        <text:p text:style-name="P63">s rastúcou láskou aj ju zrieme rásť.</text:p>
        <text:p text:style-name="P51">Šíri sa, šíri po Ural a ďalej od Uralu,</text:p>
        <text:p text:style-name="P63">ba hladom volá k nám aj z krajín kapitálu:</text:p>
        <text:p text:style-name="P63">tam v búdach proletárov tiež je naša vlasť!</text:p>
        <text:p text:style-name="P3"/>
        <text:p text:style-name="P63">Preto nech so žoldnierom burzián sa spletá,</text:p>
        <text:p text:style-name="P63">nechže sa siahnuť na nás odváži!</text:p>
        <text:p text:style-name="P51">Naše dni do hviezd komunizmu letia,</text:p>
        <text:p text:style-name="P63">tu na slnečnej strane sveta</text:p>
        <text:p text:style-name="P63">armády mieru stoja na stráži!</text:p>
        <text:p text:style-name="P3"/>
        <text:p text:style-name="P27"><text:soft-page-break/>A vedia, že raz nebude už treba armád.</text:p>
        <text:p text:style-name="P51">Potom, keď proti škodcom pokoja</text:p>
        <text:p text:style-name="P63">odrazu vybúši hnev ľudu ako granát,</text:p>
        <text:p text:style-name="P63">národy, ktoré neváhaly jarmo zlámať,</text:p>
        <text:p text:style-name="P63">prácou a slobodou sa ozbroja.</text:p>
        <text:p text:style-name="P3"/>
        <text:p text:style-name="P64">No aby nie viac pušný prach, lež víno z plných súdkov</text:p>
        <text:p text:style-name="P64">sa lialo zemou, ktorú nesmie šľahnúť hrôzy bič,</text:p>
        <text:p text:style-name="P64">aby ľud, zocelený v tomto boji prudkom,</text:p>
        <text:p text:style-name="P64">nezotročilo už viac nič,</text:p>
        <text:p text:style-name="P64">aby sen tisícročí stal sa skutkom,</text:p>
        <text:p text:style-name="P64">armáda československá, ty bodák vztýč!</text:p>
        <text:p text:style-name="P3"/>
        <text:p text:style-name="P27">(Tretí spev z básne Spievajúce srdce)</text:p>
        <text:p text:style-name="P3"/>
        <text:p text:style-name="P27"/>
        <text:p text:style-name="P70">VIANOČNÁ STRÁŽ</text:p>
        <text:p text:style-name="P70"/>
        <text:p text:style-name="P27"><text:soft-page-break/><text:span text:style-name="T16">M</text:span>amin zrak moje riadky skúma.</text:p>
        <text:p text:style-name="P5">V ženinej ruke šuští list.</text:p>
        <text:p text:style-name="P52">Smiech? Nie. No ani plač. Skôr duma.</text:p>
        <text:p text:style-name="P64">Dve drahé ženy čakajú ma.</text:p>
        <text:p text:style-name="P3">Prísť, prísť...</text:p>
        <text:p text:style-name="P3"/>
        <text:p text:style-name="P64">Ich ruky stisnúť, čuť ich slová...</text:p>
        <text:p text:style-name="P64">Vrždiacim snehom kreslím krok.</text:p>
        <text:p text:style-name="P52">Od múru k bráne. Zpät. A znova.</text:p>
        <text:p text:style-name="P64">Dnes všetkých delí od domova</text:p>
        <text:p text:style-name="P64">len diaľka myšlienok.</text:p>
        <text:p text:style-name="P3"/>
        <text:p text:style-name="P27">Pevná je ruka, oko strežie.</text:p>
        <text:p text:style-name="P3">Pošlite decká jasle stlať.</text:p>
        <text:p text:style-name="P3">Do izieb vneste jedle svieže.</text:p>
        <text:p text:style-name="P52">Fabrické stroje, banské veže</text:p>
        <text:p text:style-name="P64">môžu si pľúca vyvetrať.</text:p>
        <text:p text:style-name="P3"/>
        <text:p text:style-name="P64"><text:soft-page-break/>Vrah bdie. No jeho hnev je márny.</text:p>
        <text:p text:style-name="P64">Bdelejšie chránim pokoj váš.</text:p>
        <text:p text:style-name="P52">Hľa, ožiarujú bledú tvár mi</text:p>
        <text:p text:style-name="P64">horiace okná na kasárni:</text:p>
        <text:p text:style-name="P64">na tvári vlasti držím stráž.</text:p>
        <text:p text:style-name="P3"/>
        <text:p text:style-name="P64">Nech sladký sen váš nenaruší</text:p>
        <text:p text:style-name="P64">papuľa ohňa, džavot mín.</text:p>
        <text:p text:style-name="P52">Spev práce dnes mi bije v uši,</text:p>
        <text:p text:style-name="P64">dnes milujuce srdce búši</text:p>
        <text:p text:style-name="P64">pod plášťom vojenským.</text:p>
        <text:p text:style-name="P3"/>
        <text:p text:style-name="P64">Zrak dvoch žien moje riadky skúma.</text:p>
        <text:p text:style-name="P64">Čas šťastia plynie, Štedrý deň.</text:p>
        <text:p text:style-name="P64">Smiech spí, sneh vrždí, diaľky šumia.</text:p>
        <text:p text:style-name="P64">Dve drahé ženy čakajú ma.</text:p>
        <text:p text:style-name="P3">Ľúbim ich, preto neprídem.</text:p>
        <text:p text:style-name="P3"/>
        <text:p text:style-name="P64"><text:soft-page-break/>Namiesto mňa nech síde z vlaku</text:p>
        <text:p text:style-name="P64">armáda, hút a tovární.</text:p>
        <text:p text:style-name="P52">Ja zatiaľ s rukou na bodáku</text:p>
        <text:p text:style-name="P64">tu budem stáť a hriať si v zraku</text:p>
        <text:p text:style-name="P64">vek budúcnosti <text:span text:style-name="T14">—</text:span> bez zbraní...</text:p>
        <text:p text:style-name="P3"/>
        <text:p text:style-name="P27"/>
        <text:p text:style-name="P27">NOVOROČNÁ</text:p>
        <text:p text:style-name="P3"/>
        <text:p text:style-name="P64"><text:span text:style-name="T16">P</text:span>amätám si to ráno v štyridsiatom piatom.</text:p>
        <text:p text:style-name="P64">Zničili most a ušli. Nebolo však kam.</text:p>
        <text:p text:style-name="P52">A hľa, tu Vasia <text:span text:style-name="T16">Ť</text:span>orkin objavil sa na tom</text:p>
        <text:p text:style-name="P64">moste a cez trosky sa predral k nám.</text:p>
        <text:p text:style-name="P3"/>
        <text:p text:style-name="P64">Tak celou vlasťou pred ním prešla smrť a skaza.</text:p>
        <text:p text:style-name="P64">Ej, Vasieňka, však zúčtoval si s hrobármi!</text:p>
        <text:p text:style-name="P52">Preto sa ponad rieky nové mosty plazia,</text:p>
        <text:p text:style-name="P64">v dolinách horia okná tovární.</text:p>
        <text:p text:style-name="P3"><text:soft-page-break/></text:p>
        <text:p text:style-name="P64">A ja som ten, čo v jasnom novoročnom ráne</text:p>
        <text:p text:style-name="P64">s jánošíkovskou silou, skrytou v opasku,</text:p>
        <text:p text:style-name="P64">jak prápor červený dnes držím pažbu zbrane,</text:p>
        <text:p text:style-name="P64">na život mysliac, na mier, na lásku.</text:p>
        <text:p text:style-name="P3"/>
        <text:p text:style-name="P64">Neprejde vrah. Smrť nepodrazí svojím hnátom brigády,</text:p>
        <text:p text:style-name="P64">prvým Strážcom mieru vedené.</text:p>
        <text:p text:style-name="P64">Pamätám si to ráno v štyridsiatom piatom.</text:p>
        <text:p text:style-name="P64">Neprejde vrah. My prejdeme!</text:p>
        <text:p text:style-name="P3"/>
        <text:p text:style-name="P27"/>
        <text:p text:style-name="P70">NA STOJKE</text:p>
        <text:p text:style-name="P70"/>
        <text:p text:style-name="P64">Chladná noc sa mrví v mojom plášti,</text:p>
        <text:p text:style-name="P64">až pod košeľu vliezla mi.</text:p>
        <text:p text:style-name="P52">Nad hlavou nebo zamrznuté praští,</text:p>
        <text:p text:style-name="P64">pofŕkané hviezdami.</text:p>
        <text:p text:style-name="P3"><text:soft-page-break/></text:p>
        <text:p text:style-name="P64">Krok za krokom do snehu sa vbáraš</text:p>
        <text:p text:style-name="P64">a tma, o hlavy stromov opretá,</text:p>
        <text:p text:style-name="P64">fujakom breše na stíchnutú garáž,</text:p>
        <text:p text:style-name="P64">dvor nám zametá.</text:p>
        <text:p text:style-name="P3"/>
        <text:p text:style-name="P64">Zraky kasární už dávno zhasly,</text:p>
        <text:p text:style-name="P64">druhovia moji v izbách spia.</text:p>
        <text:p text:style-name="P52">A budúcnosti svet, svet radostný a krásny</text:p>
        <text:p text:style-name="P64">živou rukou siaha do ich sna.</text:p>
        <text:p text:style-name="P3"/>
        <text:p text:style-name="P64">Zima je, mráz. Do očú sa so striech</text:p>
        <text:p text:style-name="P64">sype sneh vetrom slízaný.</text:p>
        <text:p text:style-name="P52">Nech. Aspoň riadne pošibe môj postreh</text:p>
        <text:p text:style-name="P64">pri obchôdzke za remízami.</text:p>
        <text:p text:style-name="P3"/>
        <text:p text:style-name="P64">Nech sa vreže do líc, do úst vmece,</text:p>
        <text:p text:style-name="P64">neprenikne mi do srdca:</text:p>
        <text:p text:style-name="P64"><text:soft-page-break/>ním dovidím až po kunčické pece,</text:p>
        <text:p text:style-name="P64">kde sa leje oceľ horúca.</text:p>
        <text:p text:style-name="P3"/>
        <text:p text:style-name="P64">Tisíce rúk teraz v nočnej smene</text:p>
        <text:p text:style-name="P64">kujú nám krídla pre rozlet.</text:p>
        <text:p text:style-name="P52">Tu v noci vidím nebo ránom ožiarené</text:p>
        <text:p text:style-name="P64">nad Hukostavom sa chvieť.</text:p>
        <text:p text:style-name="P3"/>
        <text:p text:style-name="P64">Aj keď víchor o tvár oprie sa mi,</text:p>
        <text:p text:style-name="P64">viem, že sa budí blízky šťastný vek,</text:p>
        <text:p text:style-name="P64">môj strážny krok že zaznie dejinami</text:p>
        <text:p text:style-name="P64">spolu s krokom úderiek.</text:p>
        <text:p text:style-name="P3"/>
        <text:p text:style-name="P64">To ľud zažal veľké slnce práce,</text:p>
        <text:p text:style-name="P64">aby aj noci jasným žitím spievaly.</text:p>
        <text:p text:style-name="P52">A hľa, ja kráčam a sneh nereže ma viacej</text:p>
        <text:p text:style-name="P64">a mráz nepáli...</text:p>
        <text:p text:style-name="P3"/>
        <text:p text:style-name="P70"><text:soft-page-break/>LETECKÁ</text:p>
        <text:p text:style-name="P27"/>
        <text:p text:style-name="P64"><text:span text:style-name="T16">Z</text:span>ajagali sa oceľoví vtáci,</text:p>
        <text:p text:style-name="P64">holubie krídla švihly so zeme.</text:p>
        <text:p text:style-name="P52">Vari sa zachcelo im vykúpať si</text:p>
        <text:p text:style-name="P64">telá v nebeskom bazéne?</text:p>
        <text:p text:style-name="P3"/>
        <text:p text:style-name="P64">Vynášajú si do belasej pláne</text:p>
        <text:p text:style-name="P64">starú chuť utiecť gravitácii,</text:p>
        <text:p text:style-name="P64">nad vlasťou režú vzduch a strežú ranné</text:p>
        <text:p text:style-name="P64">materské šťastie s deťmi spiacimi.</text:p>
        <text:p text:style-name="P3"/>
        <text:p text:style-name="P64">Víťaznú ľudskú myšlienku tam nesú</text:p>
        <text:p text:style-name="P64">bdejúce oči nad domovinou,</text:p>
        <text:p text:style-name="P64">val proti vrahom, čo i v azúre sú</text:p>
        <text:p text:style-name="P64">hotoví siahať rukou zločinnou</text:p>
        <text:p text:style-name="P3"/>
        <text:p text:style-name="P64">na kvety našej práce, kde už vzrástly</text:p>
        <text:p text:style-name="P64"><text:soft-page-break/>i kde sa v mysliach ešte hromadia.</text:p>
        <text:p text:style-name="P64">Bu<text:span text:style-name="T16">ď</text:span>te nám pozdravené, šípy vlasti,</text:p>
        <text:p text:style-name="P64">letecká naša armáda!</text:p>
        <text:p text:style-name="P3"/>
        <text:p text:style-name="P64">A ďalej neste do belasej pláne</text:p>
        <text:p text:style-name="P64">dielo, čo pýchou našich rokov je,</text:p>
        <text:p text:style-name="P64">i hrdinstvo i slávu svojej zbrane,</text:p>
        <text:p text:style-name="P64">holubie krídla, srdcia sokolie...</text:p>
        <text:p text:style-name="P3"/>
        <text:p text:style-name="P27"/>
        <text:p text:style-name="P70">VOJENSKÝ MÁJ</text:p>
        <text:p text:style-name="P70"/>
        <text:p text:style-name="P65">Keď vykročíte ráno z továrenských brán</text:p>
        <text:p text:style-name="P65">s vlnami zástav, plávajúcich po blankyte,</text:p>
        <text:p text:style-name="P65">a pieseň zdvihnete, tú starú, dobrú zbraň,</text:p>
        <text:p text:style-name="P65">postojte chvíľu, robotníci:</text:p>
        <text:p text:style-name="P65">tam na ulici</text:p>
        <text:p text:style-name="P3">do našich tvárí pohliadnite.</text:p>
        <text:p text:style-name="P3"><text:soft-page-break/></text:p>
        <text:p text:style-name="P65">Jak riavu v jarnej lúke počúvajte tam</text:p>
        <text:p text:style-name="P65">v zeleni blúz biť naše srdcia mladé.</text:p>
        <text:p text:style-name="P53">Uzriete plameň vlastných dávnych bojov</text:p>
        <text:p text:style-name="P65">na cestu žiariť našim štafetám,</text:p>
        <text:p text:style-name="P65">svoje sny uvidíte s budúcnosťou svojou</text:p>
        <text:p text:style-name="P65">dopredu kráčať v rozvinutom rade.</text:p>
        <text:p text:style-name="P3"/>
        <text:p text:style-name="P65">Máj sfúkol s ulíc všednodenný prach</text:p>
        <text:p text:style-name="P65">a parádi sa na svoj sviatok slávny.</text:p>
        <text:p text:style-name="P3">My zatiaľ zazreli sme v diaľke požiare a dym,</text:p>
        <text:p text:style-name="P53">mŕtvoly detí s kvetmi v p<text:span text:style-name="T17">ä</text:span>stičkách,</text:p>
        <text:p text:style-name="P65">morový hmyz pod nebom plamenným</text:p>
        <text:p text:style-name="P65">a lačné tlamy hlavní.</text:p>
        <text:p text:style-name="P3"/>
        <text:p text:style-name="P65">Máj nielen v rose, lež aj v krvi sa tam umýva,</text:p>
        <text:p text:style-name="P65">do zástav slobody tam tlčú bombardéry.</text:p>
        <text:p text:style-name="P53">Ale my všade sledujeme každý pohyb šelmy,</text:p>
        <text:p text:style-name="P65"><text:soft-page-break/>l<text:span text:style-name="T17">a</text:span>bo hlas krivdy ako súmrak beží svetadielmi:</text:p>
        <text:p text:style-name="P53">čujeme každý výbuch, každá strela dunivá</text:p>
        <text:p text:style-name="P65">aj do kvitnúci<text:span text:style-name="T17">c</text:span>h našich záhrad mieri.</text:p>
        <text:p text:style-name="P3"/>
        <text:p text:style-name="P65">Na všetko mieri, čo sme stavali,</text:p>
        <text:p text:style-name="P65">čo jasom práce nieslo našu lásku skrytú</text:p>
        <text:p text:style-name="P65">z horúčav hút a baní na slnečný deň.</text:p>
        <text:p text:style-name="P53">A všetko ubránime, keď sa zapáli</text:p>
        <text:p text:style-name="P65">krik detí našich a hnev našich žien,</text:p>
        <text:p text:style-name="P65">čierny a čistý ako oči antracitu.</text:p>
        <text:p text:style-name="P3"/>
        <text:p text:style-name="P65">Keď teda vykročíte z továrenských brán</text:p>
        <text:p text:style-name="P65">s vlnami zástav, plávajúcich po blankyte,</text:p>
        <text:p text:style-name="P65">a pieseň zdvihnete, tú starú, dobrú zbraň,</text:p>
        <text:p text:style-name="P65">sokolím zrakom, robotníci,</text:p>
        <text:p text:style-name="P65">tam na ulici</text:p>
        <text:p text:style-name="P3">na naše zbrane pohliadnite.</text:p>
        <text:p text:style-name="P3"/>
        <text:p text:style-name="P65"><text:soft-page-break/>Máj otčiny sa nimi popýši</text:p>
        <text:p text:style-name="P65">a biele kvety vztýči tam, kde delá stoja,</text:p>
        <text:p text:style-name="P65">vavrínom proletárskych bitiek ovité.</text:p>
        <text:p text:style-name="P53">My život najviac ľúbime, my smrti najbližší,</text:p>
        <text:p text:style-name="P65">a preto živí vrátime sa, nesúc na štíte</text:p>
        <text:p text:style-name="P65">posledných vrahov z posledného boja.</text:p>
        <text:p text:style-name="P3"/>
        <text:p text:style-name="P27"/>
        <text:p text:style-name="P27">POZDRAV</text:p>
        <text:p text:style-name="P3">(Budovateľom, kanálu Volga-Don)</text:p>
        <text:p text:style-name="P3"/>
        <text:p text:style-name="P65">Deň hasne. V kŕdli lodníkov</text:p>
        <text:p text:style-name="P65">chýli sa plavá hlava k hlave.</text:p>
        <text:p text:style-name="P53">Koľká tvár vtedy na prieplave</text:p>
        <text:p text:style-name="P65">ožíva nad harmonikou,</text:p>
        <text:p text:style-name="P3"/>
        <text:p text:style-name="P27">aby do noci spievala</text:p>
        <text:p text:style-name="P22">o<text:tab/>srdci, skutom v dielňach práce.</text:p>
        <text:p text:style-name="P53"><text:soft-page-break/>A keď sa vlny útočiace</text:p>
        <text:p text:style-name="P65">do nových korýt prevalia,</text:p>
        <text:p text:style-name="P3"/>
        <text:p text:style-name="P65">tu aj my z diaľky hľadíme</text:p>
        <text:p text:style-name="P65">na nočné nebo, ktoré žiari</text:p>
        <text:p text:style-name="P65">nad snom i smiechom mladých tvárí</text:p>
        <text:p text:style-name="P65">a po blýskavej hladine</text:p>
        <text:p text:style-name="P3"/>
        <text:p text:style-name="P65">chce prvé lode k moru viesť.</text:p>
        <text:p text:style-name="P65">Vzplanulo svetlo na pobreží.</text:p>
        <text:p text:style-name="P53">To v pyšných lampách šprintom beží</text:p>
        <text:p text:style-name="P65">štafeta elektrických hviezd.</text:p>
        <text:p text:style-name="P3"/>
        <text:p text:style-name="P27">Vek komunizmu pozdraví.</text:p>
        <text:p text:style-name="P53">A aj tým slepým nahlas povie,</text:p>
        <text:p text:style-name="P65">že je svet, v ktorom práca cťou je</text:p>
        <text:p text:style-name="P65">a zbraňami sú prieplavy.</text:p>
        <text:p text:style-name="P3"/>
        <text:p text:style-name="P65"><text:soft-page-break/>Zdravstvuj, ty bohatiersky ľud,</text:p>
        <text:p text:style-name="P65">dávne sny svoje zhmotňujúci!</text:p>
        <text:p text:style-name="P65">Réva, čo raší v tvojom srdci,</text:p>
        <text:p text:style-name="P65">celý svet vládze obopnúť,</text:p>
        <text:p text:style-name="P3"/>
        <text:p text:style-name="P65">ke<text:span text:style-name="T17">ď</text:span> proti šaľbe výnosnej,</text:p>
        <text:p text:style-name="P65">proti kupčeniu ľudstvo vstane</text:p>
        <text:p text:style-name="P65">a na víťazné vinobranie</text:p>
        <text:p text:style-name="P65">raz vylisuje víno z nej!</text:p>
        <text:p text:style-name="P3"/>
        <text:p text:style-name="P65">Zdravstvuj, zem slávnych sovietov,</text:p>
        <text:p text:style-name="P65">na ktorej Don sa s Volgou srástol!</text:p>
        <text:p text:style-name="P65">V<text:span text:style-name="T17">ď</text:span>aka ti, ve<text:span text:style-name="T17">ď</text:span> aj našou vlasťou,</text:p>
        <text:p text:style-name="P8">o tvoje bedrá opretou,</text:p>
        <text:p text:style-name="P3"/>
        <text:p text:style-name="P65">spev donských brigád prechodí.</text:p>
        <text:p text:style-name="P65">Veští: raz všetky vody zhudú</text:p>
        <text:p text:style-name="P65">energiou a v rukách ľudu</text:p>
        <text:p text:style-name="P65"><text:soft-page-break/>nie deliť, ale spájať budú</text:p>
        <text:p text:style-name="P65">bohaté, múdre národy...</text:p>
        <text:p text:style-name="P54"/>
        <text:p text:style-name="P66"/>
        <text:p text:style-name="P66">V PREDVEČER SJAZDU</text:p>
        <text:p text:style-name="P3"/>
        <text:p text:style-name="P65">Na oči útočí dnes noc: hľa, koľkou krásou</text:p>
        <text:p text:style-name="P65">sa za kasárňami náš domov skvie!</text:p>
        <text:p text:style-name="P3">A dnes je, chlapci, sviatok.</text:p>
        <text:p text:style-name="P53">Súmrakom izby kráča sprievod hlasov</text:p>
        <text:p text:style-name="P65">v slávnostnej, dumnej piesni o Moskve.</text:p>
        <text:p text:style-name="P3"/>
        <text:p text:style-name="P65">Z obloka vyklonení pozeráme do tmy:</text:p>
        <text:p text:style-name="P65">kde vychádzava slnko, ani záblesku.</text:p>
        <text:p text:style-name="P53">Ale my vieme, že tam v diaľke</text:p>
        <text:p text:style-name="P65">moskovské veže žiarivými hrotmi</text:p>
        <text:p text:style-name="P65">dnes prestreľujú klenbu nebeskú.</text:p>
        <text:p text:style-name="P3"/>
        <text:p text:style-name="P65"><text:soft-page-break/>Večerné svetlá blčia šarlátom a zlatom</text:p>
        <text:p text:style-name="P65">a z vodotryskov prýšti svetlý vodný prach...</text:p>
        <text:p text:style-name="P53">Ach, môcť tam byť, môcť vidieť, ako</text:p>
        <text:p text:style-name="P65">belokamenná Moskva víta delegátov,</text:p>
        <text:p text:style-name="P65">čo celé roky šťastia nesú v aktovkách!</text:p>
        <text:p text:style-name="P3"/>
        <text:p text:style-name="P65">Ach, môcť tam byť... Tam stáť, tam na zreniciach detí</text:p>
        <text:p text:style-name="P65">víťaznú radosť čítať z perál čistých sĺz!</text:p>
        <text:p text:style-name="P3">Ďaleká cesta. Ale k sjazdu</text:p>
        <text:p text:style-name="P3">jak Bu<text:span text:style-name="T17">ďo</text:span>nného jazda naša túžba letí</text:p>
        <text:p text:style-name="P3">z kasární našich ponad šíru Rus.</text:p>
        <text:p text:style-name="P3"/>
        <text:p text:style-name="P65">Veď myšlienke sú všetky vzdialenosti krátke,</text:p>
        <text:p text:style-name="P65">preto sa smelo púšťa do sfér nad nami.</text:p>
        <text:p text:style-name="P53">A že je všade, chlapci, sviatok,</text:p>
        <text:p text:style-name="P65">aj nebo ako slávny maršal na prehliadke</text:p>
        <text:p text:style-name="P65">ozdobilo si prsia hviezdami.</text:p>
        <text:p text:style-name="P3"/>
        <text:p text:style-name="P27"><text:soft-page-break/></text:p>
        <text:p text:style-name="P27"><text:span text:style-name="T17">VO VOJENSKEJ BLÚZE</text:span></text:p>
        <text:p text:style-name="P27"/>
        <text:p text:style-name="P67"><text:span text:style-name="T17">O</text:span>dbilo druhú. Nocou hučí rieka,</text:p>
        <text:p text:style-name="P67">keď vietor s lúk si lôžko stelie v nej.</text:p>
        <text:p text:style-name="P55">Stromom po lícach voda dažda steká,</text:p>
        <text:p text:style-name="P67">steká po mojej blúze zelenej.</text:p>
        <text:p text:style-name="P3"/>
        <text:p text:style-name="P27">Kraj spí. I po kasárňach zm<text:span text:style-name="T18">ĺ</text:span>kly piesne.</text:p>
        <text:p text:style-name="P55">Do šírky spí môj domov modravý,</text:p>
        <text:p text:style-name="P67">tisíc úst dýcha zo sna. A mne nesmie</text:p>
        <text:p text:style-name="P67">pritlačiť oči výdych únavy!</text:p>
        <text:p text:style-name="P3"/>
        <text:p text:style-name="P67">Deň plný práce bol. Tak zajtra zasa</text:p>
        <text:p text:style-name="P67">zástupy ľudí prejdú závodmi.</text:p>
        <text:p text:style-name="P55">Sám, samotný, kým do dňa prebudia sa,</text:p>
        <text:p text:style-name="P67">lúštim ich sny... No <text:span text:style-name="T15">—</text:span> vskutku samotný?</text:p>
        <text:p text:style-name="P3"/>
        <text:p text:style-name="P67"><text:soft-page-break/>Možno, že práve v tento čas, keď bdiem ja</text:p>
        <text:p text:style-name="P67">na daždi s puškou nad každým tým snom,</text:p>
        <text:p text:style-name="P67">zaznel zvuk vážnych krokov v sieňach Kremľa</text:p>
        <text:p text:style-name="P67">a súdruh Stalin kráča na balkón.</text:p>
        <text:p text:style-name="P3"/>
        <text:p text:style-name="P67">Po dennej práci myslí na obrovskú</text:p>
        <text:p text:style-name="P67">šestinu sveta, ktorej kázal vzrásť.</text:p>
        <text:p text:style-name="P55">A možno hľadí ponad nočnú Moskvu</text:p>
        <text:p text:style-name="P67">práve v tú stranu, kde je moja vlasť.</text:p>
        <text:h text:style-name="P59" text:outline-level="1"><text:bookmark-start text:name="bookmark2"/><text:bookmark-end text:name="bookmark2"/></text:h>
        <text:p text:style-name="P55">Možno tiež sám. Tiež znavený, no v boji.</text:p>
        <text:p text:style-name="P67">Mysliac na víťazstvá i na straty</text:p>
        <text:p text:style-name="P67">tiež vo vojenskej blúze v daždi stojí.</text:p>
        <text:p text:style-name="P55">A vidí svet <text:span text:style-name="T15">—</text:span> už slnkom zaliaty.</text:p>
        <text:p text:style-name="P3"/>
        <text:p text:style-name="P27"/>
        <text:p text:style-name="P27">SVIATOK V KASÁRŇACH</text:p>
        <text:p text:style-name="P3"/>
        <text:p text:style-name="P67"><text:soft-page-break/><text:span text:style-name="T18">V </text:span>nedeľu sa všade prestrie mlčanie:</text:p>
        <text:p text:style-name="P67">mlčí chodba, mlčia pušky v stojane.</text:p>
        <text:p text:style-name="P55">Vtedy najkrajšie je sedieť pri obrázku,</text:p>
        <text:p text:style-name="P67">kde nad múrmi Kremľa vidíš vežu Spasskú</text:p>
        <text:p text:style-name="P67">s rozumným a živým okom orloja.</text:p>
        <text:p text:style-name="P55">Čakáš, čakáš, kým sa hviezdy vyroja,</text:p>
        <text:p text:style-name="P67">kým sa klenba neba z temného sna zdurí,</text:p>
        <text:p text:style-name="P67">keď tu odrazu sa hýbu hrubé múry,</text:p>
        <text:p text:style-name="P67">múry Kremľa, Moskvy kamenná tá hruď</text:p>
        <text:p text:style-name="P67">začína sa zrazu mocným dychom dmúť.</text:p>
        <text:p text:style-name="P67">Neklamú ťa oči? Pravda je to? Snenie?</text:p>
        <text:p text:style-name="P55">Po obrázku síce kĺžu bledé tiene,</text:p>
        <text:p text:style-name="P67">no múry sa vlnia v svetlách večerných:</text:p>
        <text:p text:style-name="P67">Stalin, srdce sveta, Stalin žije v nich!</text:p>
        <text:p text:style-name="P55">Oči národov ho vidia, čujú uši,</text:p>
        <text:p text:style-name="P67">veď to srdce stále živším pulzom búši,</text:p>
        <text:p text:style-name="P67">kameň musí uhnúť, nebo priestranné</text:p>
        <text:p text:style-name="P67">vesmírnym nech mrazom chvieť sa prestane,</text:p>
        <text:p text:style-name="P67"><text:soft-page-break/>ožiariť ho musí miliónom duší.</text:p>
        <text:p text:style-name="P3"/>
        <text:p text:style-name="P67">Vtedy všetko zm<text:span text:style-name="T18">ĺ</text:span>kne: Spasská veža čuší,</text:p>
        <text:p text:style-name="P67">mlčí chodba, mlčia pušky v stojane...</text:p>
        <text:p text:style-name="P3">Je to sviatočné a hrdé mlčanie.</text:p>
        <text:p text:style-name="P3"/>
        <text:p text:style-name="P27"/>
        <text:p text:style-name="P27">STALIN JE S NAMI</text:p>
        <text:p text:style-name="P3"/>
        <text:p text:style-name="P67"><text:span text:style-name="T18">M</text:span>rak čiernych zástav udrel do jarného rána.</text:p>
        <text:p text:style-name="P67">Dobre sa pozri každý dolu do srdca!</text:p>
        <text:p text:style-name="P55">Viac, hlbšie vidí zrak, keď krutá, nežiadaná</text:p>
        <text:p text:style-name="P67">v ňom ako oceľ svieti slza horúca.</text:p>
        <text:p text:style-name="P3">Videl som oce<text:span text:style-name="T18">ľ</text:span> s<text:span text:style-name="T18">ĺ</text:span>z. Žiarily mocne, prísne.</text:p>
        <text:p text:style-name="P55">Dnes, súdruhovia, nech je zbraňou aj náš cit;</text:p>
        <text:p text:style-name="P67">Majakovského veršom ozbrojme si mysle:</text:p>
        <text:p text:style-name="P3">Stalin žil, Stalin žije, Stalin bude žiť!</text:p>
        <text:p text:style-name="P3"/>
        <text:p text:style-name="P27"><text:soft-page-break/>Orol Grúzie vzlietol z Gori nad priepasti</text:p>
        <text:p text:style-name="P3">a ešte zaživa sa nesmrteľným stal:</text:p>
        <text:p text:style-name="P3">jak Prométeus s ohňom, tak on s ľudským šťastím,</text:p>
        <text:p text:style-name="P3">bohom z rúk vytrhnúc ho, na zem prichádzal.</text:p>
        <text:p text:style-name="P3">Zástupy rokov žijú v každom jeho roku,</text:p>
        <text:p text:style-name="P3">veď milióny viedol z noci po úsvit.</text:p>
        <text:p text:style-name="P3">Nevešať hlavy! On nám velí do útoku!</text:p>
        <text:p text:style-name="P3">Stalin žil, Stalin žije, Stalin bude žiť!</text:p>
        <text:p text:style-name="P3"/>
        <text:p text:style-name="P67">A káže bdieť, kým posledný vrah zeme zmizne</text:p>
        <text:p text:style-name="P67">v šarhovni dejín, ktorú rúca veľký Sväz.</text:p>
        <text:p text:style-name="P56">V bojoch krv svoju lacno neprelievali sme;</text:p>
        <text:p text:style-name="P68">tisíckrát drahšie budú naše slzy dnes.</text:p>
        <text:p text:style-name="P55">Neumrel On. Kapitál je v agonickej triaške</text:p>
        <text:p text:style-name="P67">a my mu pod trezory dáme dynamit.</text:p>
        <text:p text:style-name="P3">Vojaci, robotníci! Radosť, život strážte:</text:p>
        <text:p text:style-name="P3">Stalin žil, Stalin žije, Stalin bude žiť!</text:p>
        <text:p text:style-name="P3"/>
        <text:p text:style-name="P67"><text:soft-page-break/>Jak jarné slnko žiari cez mrak zástav čiernych:</text:p>
        <text:p text:style-name="P67">nech pochodom znie internacionála!</text:p>
        <text:p text:style-name="P55">Smrť môže odzbrojiť len slabých, maloverných,</text:p>
        <text:p text:style-name="P67">nám však smrť Jeho väčšmi päste zaťala.</text:p>
        <text:p text:style-name="P55">Veď nám to múdrym hlasom Jeho ústa vravia:</text:p>
        <text:p text:style-name="P67">Napred, úderná brigáda, svet pretvoriť!</text:p>
        <text:p text:style-name="P67">Nesmrteľný je ľud <text:span text:style-name="T15">—</text:span> Stalin je jeho Sláva!</text:p>
        <text:p text:style-name="P55">Ľavá <text:span text:style-name="T15">—</text:span> ľavá <text:span text:style-name="T15">—</text:span> ľavá <text:span text:style-name="T15">—</text:span></text:p>
        <text:p text:style-name="P3">Stalin žil, Stalin žije, večne bude žiť!</text:p>
        <text:p text:style-name="P3"/>
        <text:p text:style-name="P27"/>
        <text:p text:style-name="P27">OTEC</text:p>
        <text:p text:style-name="P3"/>
        <text:p text:style-name="P67"><text:s/>prestávke cvičenia sme zdvihli hlavy z trávy.</text:p>
        <text:p text:style-name="P67">Na prilbách rosa jesenná.</text:p>
        <text:p text:style-name="P55">No <text:span text:style-name="T15">—</text:span> prestrieľaný terč.</text:p>
        <text:p text:style-name="P55">Vytiahol agitátor noviny</text:p>
        <text:p text:style-name="P67">a vraví:</text:p>
        <text:p text:style-name="P57"><text:soft-page-break/><text:span text:style-name="T15">— </text:span>Včera mal súdruh Gottwald</text:p>
        <text:p text:style-name="P3">na aktíve</text:p>
        <text:p text:style-name="P3">reč.</text:p>
        <text:p text:style-name="P3"/>
        <text:p text:style-name="P3">A ako písmo z domu číta jeho slová.</text:p>
        <text:p text:style-name="P3">Je zima, dážď.</text:p>
        <text:p text:style-name="P3">Oziabe v nohách, hmlí sa dych.</text:p>
        <text:p text:style-name="P55">Nás tridsiatich však hreje tá reč Gottwaldova,</text:p>
        <text:p text:style-name="P67">horúcu krv</text:p>
        <text:p text:style-name="P3">nám ženie do sŕdc vojenských.</text:p>
        <text:p text:style-name="P3"/>
        <text:p text:style-name="P67">On s nami trávou, strminou si cestu kliesni,</text:p>
        <text:p text:style-name="P67">náš ruksak nesie</text:p>
        <text:p text:style-name="P67">cez úpal</text:p>
        <text:p text:style-name="P67">i cez mrazy,</text:p>
        <text:p text:style-name="P67">s nami otvára ústa</text:p>
        <text:p text:style-name="P67">k pochodovej piesni <text:span text:style-name="T15">—</text:span></text:p>
        <text:p text:style-name="P67">a akže vzplanie boj,</text:p>
        <text:p text:style-name="P67"><text:soft-page-break/>on</text:p>
        <text:p text:style-name="P3">s nami zvíťazí!</text:p>
        <text:p text:style-name="P3"/>
        <text:p text:style-name="P27">Aj do spálne</text:p>
        <text:p text:style-name="P55">tak každý večer s nami vkročí,</text:p>
        <text:p text:style-name="P67">ožíva jeho portrét,</text:p>
        <text:p text:style-name="P67">schádza s bielych stien <text:span text:style-name="T15">—</text:span></text:p>
        <text:p text:style-name="P67">a jeho modré, stále otvorené oči</text:p>
        <text:p text:style-name="P67">celú noc</text:p>
        <text:p text:style-name="P55">h<text:span text:style-name="T18">ľ</text:span>adia na náš oddych,</text:p>
        <text:p text:style-name="P67">na náš sen.</text:p>
        <text:p text:style-name="P3"/>
        <text:p text:style-name="P67">Po prestávke sa znova dotkneš lícom trávy.</text:p>
        <text:p text:style-name="P67">Na prilbách rosa jesenná.</text:p>
        <text:p text:style-name="P55">Dych <text:span text:style-name="T15">—</text:span> horúci.</text:p>
        <text:p text:style-name="P55">Aj cez dáž<text:span text:style-name="T18">ď</text:span> vidíš</text:p>
        <text:p text:style-name="P67">jeden pohľad usmievavý <text:span text:style-name="T15">—</text:span></text:p>
        <text:p text:style-name="P67">a odrazu</text:p>
        <text:p text:style-name="P67"><text:soft-page-break/>je dobre,</text:p>
        <text:p text:style-name="P67">teplo na srdci.</text:p>
        <text:p text:style-name="P3"/>
        <text:p text:style-name="P27"/>
        <text:p text:style-name="P27"><text:span text:style-name="T18">14. III.</text:span> 1953</text:p>
        <text:p text:style-name="P3"/>
        <text:p text:style-name="P67">Prináhly úder, slepá chvíľa,</text:p>
        <text:p text:style-name="P67">no, hľa, jak presne namieri!</text:p>
        <text:p text:style-name="P67">Marcová noc sa otvorila</text:p>
        <text:p text:style-name="P67">nad slzou,</text:p>
        <text:p text:style-name="P3">márne sa hryzieš do pery.</text:p>
        <text:p text:style-name="P3">Len srdce stále neverí.</text:p>
        <text:p text:style-name="P3"/>
        <text:p text:style-name="P67">Je možné, že by on, tak smelý</text:p>
        <text:p text:style-name="P67">a mocný človek, podľahol?</text:p>
        <text:p text:style-name="P3"><text:span text:style-name="T18">Ž</text:span>e by sme vskutku osireli?</text:p>
        <text:p text:style-name="P55">Že by sa maják<text:span text:style-name="T15">—</text:span>Hrad</text:p>
        <text:p text:style-name="P3">odel do čiernych šiat,</text:p>
        <text:p text:style-name="P3"><text:soft-page-break/>ke<text:span text:style-name="T18">ď</text:span> jak tep bubnov nad Prahou</text:p>
        <text:p text:style-name="P3">z éteru tvrdé slová znel<text:span text:style-name="T18">y</text:span>?</text:p>
        <text:p text:style-name="P3"/>
        <text:p text:style-name="P67">Kto môže veriť jeho smrti,</text:p>
        <text:p text:style-name="P67">nech do očú mu pohliadne!</text:p>
        <text:p text:style-name="P55">Nie, to nám mizne, to sa hr<text:span text:style-name="T18">ú</text:span>ti</text:p>
        <text:p text:style-name="P67">len jeho telo bezvládne,</text:p>
        <text:p text:style-name="P67">svoj život prelial do vojaka,</text:p>
        <text:p text:style-name="P67">čo v prvej noci bez neho</text:p>
        <text:p text:style-name="P67">do úst sa hryzie, mysliac naň.</text:p>
        <text:p text:style-name="P67">Na líci... čo to? Slza dáka?</text:p>
        <text:p text:style-name="P67">Slza. No v ruke <text:span text:style-name="T15">—</text:span> zbraň!</text:p>
        <text:p text:style-name="P3"/>
        <text:p text:style-name="P27">Veliteľovi svojmu hlási:</text:p>
        <text:p text:style-name="P3">Neustúpime ani krok!</text:p>
        <text:p text:style-name="P3">Zbabelec</text:p>
        <text:p text:style-name="P55">nech fňuká a nech božeká si:</text:p>
        <text:p text:style-name="P67">na večné časy</text:p>
        <text:p text:style-name="P3"><text:soft-page-break/>náš pochod mieri do diaľok.</text:p>
        <text:p text:style-name="P3"/>
        <text:p text:style-name="P67">Nad prácou našich dní sa skvúci</text:p>
        <text:p text:style-name="P67">je živý, hoci nežije.</text:p>
        <text:p text:style-name="P55">Len ten, kto umrel v našom srdci,</text:p>
        <text:p text:style-name="P67">naozaj len ten mŕtvy je.</text:p>
        <text:p text:style-name="P55">Jeho však iste smrť sa bála,</text:p>
        <text:p text:style-name="P67">preto tak náhle udrela.</text:p>
        <text:p text:style-name="P55">No životy sa za ním valiac</text:p>
        <text:p text:style-name="P67">v knihách a v halách</text:p>
        <text:p text:style-name="P67">ho stretáme <text:span text:style-name="T15">—</text:span> i bez tela!</text:p>
        <text:p text:style-name="P3"/>
        <text:p text:style-name="P67">Na prehliadky sa <text:span text:style-name="T18">ď</text:span>alej díva,</text:p>
        <text:p text:style-name="P67">veď mysľou až tam dolietol,</text:p>
        <text:p text:style-name="P67">kde budúcnosť jak vatra živá</text:p>
        <text:p text:style-name="P67">plá v tepnách Sväzu sovietov.</text:p>
        <text:p text:style-name="P55">Kde odzvonili tme a biede,</text:p>
        <text:p text:style-name="P67">smerovky päťročníc</text:p>
        <text:p text:style-name="P67"><text:soft-page-break/>nás jeho svetlom povedú.</text:p>
        <text:p text:style-name="P55">Tam nech nás živý Gottwald vedie!</text:p>
        <text:p text:style-name="P67">Ani krok zpiatky! Dopredu!</text:p>
        <text:p text:style-name="P3"/>
        <text:p text:style-name="P27"/>
        <text:p text:style-name="P3">CHVÍĽKA S VILIAMOM ŠIROKÝM</text:p>
        <text:p text:style-name="P3"/>
        <text:p text:style-name="P67">Z jarného slnca ako z medi</text:p>
        <text:p text:style-name="P67">zbrúsilo ráno svetlý prach.</text:p>
        <text:p text:style-name="P55">Na opasku mi pažba sedí,</text:p>
        <text:p text:style-name="P67">májová rosa na čižmách.</text:p>
        <text:p text:style-name="P3"/>
        <text:p text:style-name="P67">Ohníčky spevu v žilách pália,</text:p>
        <text:p text:style-name="P67">radosť so srdcom rozpráva:</text:p>
        <text:p text:style-name="P67">milá mi z domu napísala,</text:p>
        <text:p text:style-name="P67">že novú trať k nám postavia.</text:p>
        <text:p text:style-name="P3"/>
        <text:p text:style-name="P67">Ja potom na kultúrke stál som,</text:p>
        <text:p text:style-name="P67"><text:soft-page-break/>pred sebou mapu vlasti mal</text:p>
        <text:p text:style-name="P67">a našu novú trať som palcom</text:p>
        <text:p text:style-name="P67">tam do papiera vyrýval.</text:p>
        <text:p text:style-name="P3"/>
        <text:p text:style-name="P67">Som z tých, čo mladé štepy chránia,</text:p>
        <text:p text:style-name="P67">na stojkách budia brieždenie,</text:p>
        <text:p text:style-name="P67">až do kasární h<text:span text:style-name="T18">ľ</text:span>adia na mňa</text:p>
        <text:p text:style-name="P67">otčiny oči plamenné.</text:p>
        <text:p text:style-name="P3"/>
        <text:p text:style-name="P67">A ja v nich vidím vstávať bane,</text:p>
        <text:p text:style-name="P67">vodu riek žiariť, prskať kov,</text:p>
        <text:p text:style-name="P67">Slovensko celé zadychčané</text:p>
        <text:p text:style-name="P67">industrializáciou.</text:p>
        <text:p text:style-name="P3"/>
        <text:p text:style-name="P67">Pohliadni, duša, na ohromné</text:p>
        <text:p text:style-name="P67">tie dúhy tratí, hutný dym!</text:p>
        <text:p text:style-name="P3">Hrdosť a láska, búšte vo mne!</text:p>
        <text:p text:style-name="P3">Viem, čo dnes večer urobím:</text:p>
        <text:p text:style-name="P3"><text:soft-page-break/></text:p>
        <text:p text:style-name="P67">ke<text:span text:style-name="T18">ď</text:span> prídem z celodennej smen<text:span text:style-name="T18">y</text:span>,</text:p>
        <text:p text:style-name="P67">do stojanu keď vložím zbraň,</text:p>
        <text:p text:style-name="P67">otvorím kufrík otlčený</text:p>
        <text:p text:style-name="P67">a pod veko sa podívam.</text:p>
        <text:p text:style-name="P3"/>
        <text:p text:style-name="P67">Z dvoch obrázkov mi v jedno splýva</text:p>
        <text:p text:style-name="P67">vlasť v raste, blízkych tvárí pár:</text:p>
        <text:p text:style-name="P67">tvár milej, moja láska živá,</text:p>
        <text:p text:style-name="P67">a ešte jedna živá tvár.</text:p>
        <text:p text:style-name="P3"/>
        <text:p text:style-name="P67">Tvár tej, čo biela mi a smelá</text:p>
        <text:p text:style-name="P67">podala rúčku dievčenskú,</text:p>
        <text:p text:style-name="P67">a rozvážna tvár stavite<text:span text:style-name="T18">ľ</text:span>a,</text:p>
        <text:p text:style-name="P67">čo pripäl krídla Slovensku.</text:p>
        <text:p text:style-name="P3"/>
        <text:p text:style-name="P67">A cítiac, kam až vylietli sme</text:p>
        <text:p text:style-name="P67">v ústrety jasným jarným dňom,</text:p>
        <text:p text:style-name="P67"><text:soft-page-break/>ja obidve tie podobizne</text:p>
        <text:p text:style-name="P67">pohladím mladým pohľadom.</text:p>
        <text:p text:style-name="P3"/>
        <text:p text:style-name="P27"/>
        <text:p text:style-name="P27">POVSTANIE</text:p>
        <text:p text:style-name="P3"/>
        <text:p text:style-name="P67">Na strniskách leto spalo,</text:p>
        <text:p text:style-name="P67">dusné rána horely.</text:p>
        <text:p text:style-name="P55">Ale chlapcom hanba spávať doma v teplej posteli.</text:p>
        <text:p text:style-name="P67">Tam na horách dujú vetry,</text:p>
        <text:p text:style-name="P67">vatry žiaria z úbočí.</text:p>
        <text:p text:style-name="P55">Na Dobroči ktosi čistí flinty proti svoloči.</text:p>
        <text:p text:style-name="P58"/>
        <text:p text:style-name="P69">V takých nociach motor vrčí</text:p>
        <text:p text:style-name="P3">nad strechami v údolí,</text:p>
        <text:p text:style-name="P3">krídla plachiet rozťahujú snehobieli sokoli.</text:p>
        <text:p text:style-name="P3">Proviantu schystaj, mati,</text:p>
        <text:p text:style-name="P3">valašky sa kĺžu s pliec.</text:p>
        <text:p text:style-name="P3"><text:soft-page-break/>Chlapci, všakže zavesíme gazdovanie na klinec!</text:p>
        <text:p text:style-name="P3"/>
        <text:p text:style-name="P67">Kto sa neľaká, nech s nami</text:p>
        <text:p text:style-name="P67">vlka z diery vydurí.</text:p>
        <text:p text:style-name="P55">Cez balocké čierne hory</text:p>
        <text:p text:style-name="P67">idú na nás Nemčúri.</text:p>
        <text:p text:style-name="P55">Ej, dušu ti nacistickú,</text:p>
        <text:p text:style-name="P67">však ti junák zakädí!</text:p>
        <text:p text:style-name="P3">Zakreš, Míťa, samopalom, posvietime hávedi!</text:p>
        <text:p text:style-name="P3"/>
        <text:p text:style-name="P67">Strely-čmeliaky sa s hvizdom</text:p>
        <text:p text:style-name="P67">rozletely horami.</text:p>
        <text:p text:style-name="P3">Už nám, huncút, neunikneš, prišiel si nám do rany.</text:p>
        <text:p text:style-name="P3">A tie naše čierne hory</text:p>
        <text:p text:style-name="P3">zo sveta ťa sprevodia,</text:p>
        <text:p text:style-name="P3">guľomety zaštekajú, zvýskne naša sloboda!</text:p>
        <text:p text:style-name="P3"/>
        <text:p text:style-name="P67">Zaštekaly guľomety</text:p>
        <text:p text:style-name="P67"><text:soft-page-break/>pod jedľami v čačine.</text:p>
        <text:p text:style-name="P55">A čo, chlapci, ak my na nich počtom nevystačíme?</text:p>
        <text:p text:style-name="P67">Nevzdáme sa? Nezdvihneme</text:p>
        <text:p text:style-name="P67">svoje ruky bezbranné?</text:p>
        <text:p text:style-name="P3">Pán prezident odkázali, že sa nám nič nestane...</text:p>
        <text:p text:style-name="P27"/>
        <text:p text:style-name="P55">Za takú reč guľku! Máme</text:p>
        <text:p text:style-name="P67">hriať si hada v košeli?</text:p>
        <text:p text:style-name="P3">Neboli sme maloverní, nebudeme zbabelí.</text:p>
        <text:p text:style-name="P3">Čo i stráne sčervenejú</text:p>
        <text:p text:style-name="P3">našou krvou mladuškou,</text:p>
        <text:p text:style-name="P3">nikdy nikto neuzrie nás šije krčiť pod puškou!</text:p>
        <text:p text:style-name="P3"/>
        <text:p text:style-name="P67">Za tých mŕtvych, za tých mŕtvych,</text:p>
        <text:p text:style-name="P67">pohádzaných do zeme,</text:p>
        <text:p text:style-name="P67">i dnešný i zajtrajší boj čestne dobojujeme.</text:p>
        <text:p text:style-name="P55">Vzb<text:span text:style-name="T18">ĺ</text:span>kla hviezda na východe,</text:p>
        <text:p text:style-name="P67">zpoza Dukly presvitá.</text:p>
        <text:p text:style-name="P3"><text:soft-page-break/>Nech sa pred ňou trasú páni: päste ľudu pocítia!</text:p>
        <text:p text:style-name="P3"/>
        <text:p text:style-name="P67">A tie päste zabúšily</text:p>
        <text:p text:style-name="P67">do otrockých regulí,</text:p>
        <text:p text:style-name="P3">leto ušlo so strnísk a noci ohňom vzplanuly.</text:p>
        <text:p text:style-name="P3">Živí, živí partizáni</text:p>
        <text:p text:style-name="P3">niesli plameň mladých sŕdc,</text:p>
        <text:p text:style-name="P3">cez balocké čierne hory do slobody vchádzajúc.</text:p>
        <text:p text:style-name="P3"/>
        <text:p text:style-name="P27"/>
        <text:p text:style-name="P27">SPEV NA OSTROVE PONAM</text:p>
        <text:p text:style-name="P3"/>
        <text:p text:style-name="P27">...zajatci stáli v štyroch radoch a držali sa za ruky. Spievali a hojdali sa dopredu a do­zadu. Po prvej salve ranení zostali stáť a spie­vali <text:span text:style-name="T18">ď</text:span>alej. T<text:span text:style-name="T18">í</text:span>, čo spadli, sa zdvihli a držali sa ostatných.</text:p>
        <text:p text:style-name="P3">Zpráva United Press.</text:p>
        <text:p text:style-name="P3"/>
        <text:p text:style-name="P67">Uprostred noci zo sna som sa strhol.</text:p>
        <text:p text:style-name="P67"><text:soft-page-break/>Kým pod dekami v izbe teplá tma</text:p>
        <text:p text:style-name="P67">skrývala tridsať mojich spiacich druhov,</text:p>
        <text:p text:style-name="P67">ďaleká salva zobudila ma.</text:p>
        <text:p text:style-name="P3"/>
        <text:p text:style-name="P67">A hneď som začul znieť aj príboj spevu.</text:p>
        <text:p text:style-name="P67">Ožili mŕtvi komunardi tam,</text:p>
        <text:p text:style-name="P67">kde mladá krv sa valí cez Kóreu</text:p>
        <text:p text:style-name="P67">a spev jak plameň šľahá nad Ponam.</text:p>
        <text:p text:style-name="P3"/>
        <text:p text:style-name="P67">Namierte guľomety na ich prsia,</text:p>
        <text:p text:style-name="P67">hrdinský život vysajte im z ciev,</text:p>
        <text:p text:style-name="P67">oni aj mŕtvi nad vás vyšvihnú sa</text:p>
        <text:p text:style-name="P67">a ako granát vás tam rozmetá ich spev.</text:p>
        <text:p text:style-name="P3"/>
        <text:p text:style-name="P67">Skrvavte líca väzneného ľudu,</text:p>
        <text:p text:style-name="P67">keď podplukovník Miller zavelí,</text:p>
        <text:p text:style-name="P67">národy sveta všade počuť budú</text:p>
        <text:p text:style-name="P67">spev zajatých a vaše výstrely.</text:p>
        <text:p text:style-name="P3"><text:soft-page-break/></text:p>
        <text:p text:style-name="P67">Kórea drahá! Nárek tvojich detí</text:p>
        <text:p text:style-name="P67">nás neraz v izbe zo sna vydesí.</text:p>
        <text:p text:style-name="P55">No aj my zajtra ráno guľomety</text:p>
        <text:p text:style-name="P67">na ostrú streľbu vynesieme si.</text:p>
        <text:p text:style-name="P3"/>
        <text:p text:style-name="P67">Nad tvojou hru<text:span text:style-name="T18">ď</text:span>ou rozbombardovanou</text:p>
        <text:p text:style-name="P67">postaví ľudstvo tvŕdzu z kameňov.</text:p>
        <text:p text:style-name="P55">Je čas, keď padlých spev sa stáva zbraňou</text:p>
        <text:p text:style-name="P67">a matiek hnev je sírou plamennou!</text:p>
        <text:p text:style-name="P3"/>
        <text:p text:style-name="P67">Kórea mocná! Krv ti tvárou tečie,</text:p>
        <text:p text:style-name="P67">no ešte vstanú tí, čo s piesňou mrú.</text:p>
        <text:p text:style-name="P55">Na lebkách vrahov budeš brúsiť meče</text:p>
        <text:p text:style-name="P67">pre živý spev a tanec triumfu!</text:p>
        <text:p text:style-name="P3"/>
        <text:p text:style-name="P27"/>
        <text:p text:style-name="P27">SRDCE POD BLÚZOU</text:p>
        <text:p text:style-name="P3"><text:soft-page-break/></text:p>
        <text:p text:style-name="P3"/>
        <text:p text:style-name="P3">PRVÁ RANNÁ STOJKA</text:p>
        <text:p text:style-name="P3"/>
        <text:p text:style-name="P45">Keď lejak líca vlaží,</text:p>
        <text:p text:style-name="P45">na hory hľadíš <text:span text:style-name="T3">—</text:span> jeseň j<text:span text:style-name="T10">e</text:span>...</text:p>
        <text:p text:style-name="P45">Vitaj, čas m<text:span text:style-name="T10">ĺ</text:span>kvych stráží,</text:p>
        <text:p text:style-name="P45">noc mokrá, mokré brieždenie!</text:p>
        <text:p text:style-name="P3"/>
        <text:p text:style-name="P45">Černejú, puchnú role</text:p>
        <text:p text:style-name="P45">a staré stromy po stráni</text:p>
        <text:p text:style-name="P45">dvíhajú ruky holé,</text:p>
        <text:p text:style-name="P45">vo vetre chrastia kostrami.</text:p>
        <text:p text:style-name="P3"/>
        <text:p text:style-name="P45">Aj po sčesaní plodov</text:p>
        <text:p text:style-name="P45">spokojne v daždi znie ich spev,</text:p>
        <text:p text:style-name="P45">ako by pred prírodou</text:p>
        <text:p text:style-name="P45">skrývaly stovky tajomstiev.</text:p>
        <text:p text:style-name="P3"><text:soft-page-break/></text:p>
        <text:p text:style-name="P45">Tajomní mŕtvi vtisli</text:p>
        <text:p text:style-name="P45">sa do spomienok v taký čas.</text:p>
        <text:p text:style-name="P45">Ale kto na smrť myslí?</text:p>
        <text:p text:style-name="P45">Mladušký život horí v nás!</text:p>
        <text:p text:style-name="P3"/>
        <text:p text:style-name="P45">Ako z tej spiacej zeme</text:p>
        <text:p text:style-name="P45">do korún miazga poprúdi,</text:p>
        <text:p text:style-name="P45">tak i my prenikneme</text:p>
        <text:p text:style-name="P45">myšlienkou živou do ľudí.</text:p>
        <text:p text:style-name="P3"/>
        <text:p text:style-name="P45">Jak jarné vetvy svieže</text:p>
        <text:p text:style-name="P45">dotknú sa ľudské srdcia sŕdc</text:p>
        <text:p text:style-name="P45">pod hviezdou Spasskej veže.</text:p>
        <text:p text:style-name="P3">Smrť zbledne, v krvi vrahov mrúc.</text:p>
        <text:p text:style-name="P3"/>
        <text:p text:style-name="P45">Keď lejak líca vlaží,</text:p>
        <text:p text:style-name="P45">na hory h<text:span text:style-name="T10">ľ</text:span>adíš <text:span text:style-name="T3">—</text:span> jeseň je...</text:p>
        <text:p text:style-name="P20"><text:soft-page-break/>Vitaj, čas m<text:span text:style-name="T10">ĺ</text:span>kvych stráží,</text:p>
        <text:p text:style-name="P45">noc mokrá, mokré brieždenie!</text:p>
        <text:p text:style-name="P3"/>
        <text:p text:style-name="P45">Vždy, keď si z lístia stromov</text:p>
        <text:p text:style-name="P45">na zimu stelieš podušky,</text:p>
        <text:p text:style-name="P45">som tvoj, môj krásny domov,</text:p>
        <text:p text:style-name="P45">život môj mladušký!...</text:p>
        <text:p text:style-name="P3"/>
        <text:p text:style-name="P27"/>
        <text:p text:style-name="P27">KURUCKÁ SMRŤ</text:p>
        <text:p text:style-name="P3"/>
        <text:p text:style-name="P45">Leť, dobrý vetrík, cez hory a doly,</text:p>
        <text:p text:style-name="P45">nes milučkému pozdrav v ústrety.</text:p>
        <text:p text:style-name="P3"/>
        <text:p text:style-name="P45">A čo, ak leží dakde v šírom poli</text:p>
        <text:p text:style-name="P45">dokatovaný, zamretý?</text:p>
        <text:p text:style-name="P3"/>
        <text:p text:style-name="P45">Pošepkaj mu, že tri dni sliedim po ňom,</text:p>
        <text:p text:style-name="P45"><text:soft-page-break/>vodičku chladnú nesiem v kaňvici.</text:p>
        <text:p text:style-name="P3"/>
        <text:p text:style-name="P20">Načože, ak tam pod zabitým koňom</text:p>
        <text:p text:style-name="P45">spočíva s ružou na líci?</text:p>
        <text:p text:style-name="P3"/>
        <text:p text:style-name="P45">On iste ešte dýcha, jasným zrakom</text:p>
        <text:p text:style-name="P45">do vysokého neba pozerá.</text:p>
        <text:p text:style-name="P3"/>
        <text:p text:style-name="P45">A ak už nevie, aká bude vtákom</text:p>
        <text:p text:style-name="P45">bohatá z neho večera?</text:p>
        <text:p text:style-name="P3"/>
        <text:p text:style-name="P45">Ach, či si zlý: veď povedz, čo si videl,</text:p>
        <text:p text:style-name="P45">nevysmievaj sa môjmu trápeniu!</text:p>
        <text:p text:style-name="P3"/>
        <text:p text:style-name="P45">Videl som šabľu, mrak havraních krídel,</text:p>
        <text:p text:style-name="P45">prsteň a trávu červenú...</text:p>
        <text:p text:style-name="P3"/>
        <text:p text:style-name="P27"/>
        <text:p text:style-name="P27"><text:soft-page-break/>RANNÁ ROZCVIČKA</text:p>
        <text:p text:style-name="P3"/>
        <text:p text:style-name="P27">Ešte tŕpnu kĺby, plné spania,</text:p>
        <text:p text:style-name="P3">sen sa ešte lepí na oči,</text:p>
        <text:p text:style-name="P3">no pod behom už schody rachotia.</text:p>
        <text:p text:style-name="P3">Noc, tuláčka zafúľaná,</text:p>
        <text:p text:style-name="P3">vetchá, riedka mrákota</text:p>
        <text:p text:style-name="P3">ešte sa dvorom plahočí.</text:p>
        <text:p text:style-name="P3"/>
        <text:p text:style-name="P45">Oj, vetrík nežný,</text:p>
        <text:p text:style-name="P45">nad ránom sa chvej,</text:p>
        <text:p text:style-name="P45">po tvári bež mi,</text:p>
        <text:p text:style-name="P45">zarumeň sa v nej.</text:p>
        <text:p text:style-name="P20">Srdcami, krajmi</text:p>
        <text:p text:style-name="P45">šiel si drahými,</text:p>
        <text:p text:style-name="P45">ich bozky daj mi,</text:p>
        <text:p text:style-name="P45">pošepkaj ich sny.</text:p>
        <text:p text:style-name="P3"/>
        <text:p text:style-name="P45"><text:soft-page-break/>Mladé ruky svoje, druh môj, vystri</text:p>
        <text:p text:style-name="P45">až po hviezdy, v ráne blednúce,</text:p>
        <text:p text:style-name="P45">nech vidia tvár a úsmev človeka.</text:p>
        <text:p text:style-name="P45">Počuješ, jak život bystrý</text:p>
        <text:p text:style-name="P45">tepnami ti preteká,</text:p>
        <text:p text:style-name="P45">ako ti klope na srdce?</text:p>
        <text:p text:style-name="P3"/>
        <text:p text:style-name="P45">Oj, sen môj ranný,</text:p>
        <text:p text:style-name="P45">leť mi ani šíp,</text:p>
        <text:p text:style-name="P45">na mysli vzplaň mi,</text:p>
        <text:p text:style-name="P45">čerstvou krvou kyp!</text:p>
        <text:p text:style-name="P20">Dni útočiace</text:p>
        <text:p text:style-name="P45">dušou čujem znieť,</text:p>
        <text:p text:style-name="P45">motormi práce</text:p>
        <text:p text:style-name="P45">jak sa rútia vpred.</text:p>
        <text:p text:style-name="P3"/>
        <text:p text:style-name="P45">Celé ráno kolíše sa v drepe,</text:p>
        <text:p text:style-name="P45">no mrazíkom neprefúka nás:</text:p>
        <text:p text:style-name="P45"><text:soft-page-break/>veselý sen nám chodí po hlave.</text:p>
        <text:p text:style-name="P45">A srdce sa v hrudi trepe</text:p>
        <text:p text:style-name="P45">ako vtáča spevavé,</text:p>
        <text:p text:style-name="P45">otčiny pulzujúci hlas.</text:p>
        <text:p text:style-name="P3"/>
        <text:p text:style-name="P45">Oj, láska moja,</text:p>
        <text:p text:style-name="P45">do sna i boja</text:p>
        <text:p text:style-name="P45">spolu vchodíme:</text:p>
        <text:p text:style-name="P45">pri tebe som ja</text:p>
        <text:p text:style-name="P45">v každej hodine.</text:p>
        <text:p text:style-name="P20">So mnou tvoj bájny</text:p>
        <text:p text:style-name="P45">zjav prešiel krajmi</text:p>
        <text:p text:style-name="P45">srdcu drahými:</text:p>
        <text:p text:style-name="P45">ich bozky daj mi,</text:p>
        <text:p text:style-name="P45">pošepkaj ich sny...</text:p>
        <text:p text:style-name="P3"/>
        <text:p text:style-name="P45">Nech sa dvíha podrast mocných ramien</text:p>
        <text:p text:style-name="P45">ako les, keď zjari ožíva</text:p>
        <text:p text:style-name="P45"><text:soft-page-break/>a striasa sen i mráz i zemskú tiaž.</text:p>
        <text:p text:style-name="P20">A ty skackaj ako prameň,</text:p>
        <text:p text:style-name="P45">nekonečný život náš,</text:p>
        <text:p text:style-name="P45">jas rána, pieseň zvonivá...</text:p>
        <text:p text:style-name="P3"/>
        <text:p text:style-name="P27"/>
        <text:p text:style-name="P27">MAREC</text:p>
        <text:p text:style-name="P3"/>
        <text:p text:style-name="P44"><text:span text:style-name="T9">K</text:span>raj vari ešte nežije,</text:p>
        <text:p text:style-name="P44">spia sivé hlavy kričia;</text:p>
        <text:p text:style-name="P44">no z oráčin, kde ležíme,</text:p>
        <text:p text:style-name="P44">oziminy už klíčia.</text:p>
        <text:p text:style-name="P3"/>
        <text:p text:style-name="P44">Po jarných cestách náhlia dni,</text:p>
        <text:p text:style-name="P44">než sa do tanca pustia —</text:p>
        <text:p text:style-name="P44">a my tu s lícom na hlavni</text:p>
        <text:p text:style-name="P44">vtláčame do hrúd ústa.</text:p>
        <text:p text:style-name="P3"/>
        <text:p text:style-name="P44"><text:soft-page-break/>Oj, v rokoch detstva neraz tam</text:p>
        <text:p text:style-name="P44">pri Váhu v lone hrúd som</text:p>
        <text:p text:style-name="P44">ležal a kraj môj prerastal</text:p>
        <text:p text:style-name="P44">mi ako réva srdcom.</text:p>
        <text:p text:style-name="P3"/>
        <text:p text:style-name="P44">Váh <text:span text:style-name="T9">ď</text:span>aleko... No dýcham, zriem:</text:p>
        <text:p text:style-name="P44">známa jar, pole, brie<text:span text:style-name="T9">z</text:span>ka,</text:p>
        <text:p text:style-name="P44">tá istá známa, štedrá zem,</text:p>
        <text:p text:style-name="P44">domov m<text:span text:style-name="T4">ů</text:span>j, zem<text:span text:style-name="T9">ě</text:span> česká.</text:p>
        <text:p text:style-name="P3"/>
        <text:p text:style-name="P44">Keď večer stihnem poslať pár</text:p>
        <text:p text:style-name="P44">slov mame z tejto diaľky,</text:p>
        <text:p text:style-name="P44">klík českej trávy, rodnú jar</text:p>
        <text:p text:style-name="P44">vložím jej do obálky.</text:p>
        <text:p text:style-name="P3"/>
        <text:p text:style-name="P27"/>
        <text:p text:style-name="P27">DELOSTRELECKÁ</text:p>
        <text:p text:style-name="P3"/>
        <text:p text:style-name="P19"><text:soft-page-break/>Čierna zem, tys’ pila</text:p>
        <text:p text:style-name="P43">mojej mamky slzy,</text:p>
        <text:p text:style-name="P43">keď sa tatík obliekali</text:p>
        <text:p text:style-name="P43">do vojenskej blúzy.</text:p>
        <text:p text:style-name="P3"/>
        <text:p text:style-name="P43">Niektorí sa báli,</text:p>
        <text:p text:style-name="P43">iní buntovali,</text:p>
        <text:p text:style-name="P43">všetkých páni generáli</text:p>
        <text:p text:style-name="P43">však na vojnu brali.</text:p>
        <text:p text:style-name="P3"/>
        <text:p text:style-name="P43">Stála vojna, stála</text:p>
        <text:p text:style-name="P43">za fiškusa kráľa,</text:p>
        <text:p text:style-name="P43">pohašterili sa páni,</text:p>
        <text:p text:style-name="P43">chudoba sa klala.</text:p>
        <text:p text:style-name="P3"/>
        <text:p text:style-name="P43">Ej, ani ja nie som</text:p>
        <text:p text:style-name="P43">z bohatého domu,</text:p>
        <text:p text:style-name="P43">nekomandujú však páni</text:p>
        <text:p text:style-name="P43"><text:soft-page-break/>a nemajú komu.</text:p>
        <text:p text:style-name="P3"/>
        <text:p text:style-name="P43">Mojej pýchy kus je</text:p>
        <text:p text:style-name="P43">vo vojenskej blúze,</text:p>
        <text:p text:style-name="P43">priamo si v nej vykračujem,</text:p>
        <text:p text:style-name="P43">ani po motúze.</text:p>
        <text:p text:style-name="P3"/>
        <text:p text:style-name="P43">Neuspejú skryť si</text:p>
        <text:p text:style-name="P43">dievky červeň v líci,</text:p>
        <text:p text:style-name="P43">keď takého delostrelca</text:p>
        <text:p text:style-name="P43">uzrú na ulici.</text:p>
        <text:p text:style-name="P3"/>
        <text:p text:style-name="P43">No viem si stať smelo</text:p>
        <text:p text:style-name="P43">i za svoje delo,</text:p>
        <text:p text:style-name="P43">aby sa tým pánom nikdy</text:p>
        <text:p text:style-name="P43">nazad nezachcelo.</text:p>
        <text:p text:style-name="P3"/>
        <text:p text:style-name="P43">Nefňukajte: je to,</text:p>
        <text:p text:style-name="P43"><text:soft-page-break/>mati moja, preto,</text:p>
        <text:p text:style-name="P43">aby tatík nemuseli</text:p>
        <text:p text:style-name="P43">s krošňou šírym svetom.</text:p>
        <text:p text:style-name="P3"/>
        <text:p text:style-name="P43">A ty, Zuzka, s trávy</text:p>
        <text:p text:style-name="P43">nechoď s mládencami,</text:p>
        <text:p text:style-name="P43">dva rôčky jak voda prejdú,</text:p>
        <text:p text:style-name="P43">nevydávaj sa mi...</text:p>
        <text:p text:style-name="P3"/>
        <text:p text:style-name="P27"/>
        <text:p text:style-name="P27">ŽART</text:p>
        <text:p text:style-name="P3"/>
        <text:p text:style-name="P41"><text:span text:style-name="T8">P</text:span>oď, milá moja, do chotára:</text:p>
        <text:p text:style-name="P41">žitá jak zlaté štetce žiaria <text:span text:style-name="T3">—</text:span></text:p>
        <text:p text:style-name="P41">dávno už sme tam neboli.</text:p>
        <text:p text:style-name="P17">A čo mi srdce v hrudi stvára!</text:p>
        <text:p text:style-name="P41">Len až sa s tvojím poshovára,</text:p>
        <text:p text:style-name="P41">čo nebolelo, prebolí.</text:p>
        <text:p text:style-name="P17"><text:soft-page-break/>Pod, milá moja, do chotára,</text:p>
        <text:p text:style-name="P41">rozbehnime sa do polí!</text:p>
        <text:p text:style-name="P17">Tam oko, vpité do oblakov,</text:p>
        <text:p text:style-name="P41">pôjde ich cestou krivolakou</text:p>
        <text:p text:style-name="P41">a my tam, sediac na medzi,</text:p>
        <text:p text:style-name="P41">natrháme si vlčích makov</text:p>
        <text:p text:style-name="P41">a nevädzí.</text:p>
        <text:p text:style-name="P3"/>
        <text:p text:style-name="P41">Ej, veje vetrík vymladený,</text:p>
        <text:p text:style-name="P41">povieva vietor veselý.</text:p>
        <text:p text:style-name="P17">Či by sme sa my k samej zemi</text:p>
        <text:p text:style-name="P41">za kvetmi skloniť nechceli?</text:p>
        <text:p text:style-name="P41">Teraz už, milá moja, viem:</text:p>
        <text:p text:style-name="P41">zbytočne som ťa viedol sem,</text:p>
        <text:p text:style-name="P41">do vlasov chcejúc kvetné stvoly</text:p>
        <text:p text:style-name="P41">ti pozastýkať pre šťastie:</text:p>
        <text:p text:style-name="P41">kde by tu vlčie maky boly!</text:p>
        <text:p text:style-name="P18">To predsa na scelenom poli</text:p>
        <text:p text:style-name="P42"><text:soft-page-break/>taká burina nerastie</text:p>
        <text:p text:style-name="P42"/>
        <text:p text:style-name="P17">Nuž aspoň posediačky hlaďme</text:p>
        <text:p text:style-name="P41">do oblohy, kým nevychladne</text:p>
        <text:p text:style-name="P41">tá rozžhavená letná pec.</text:p>
        <text:p text:style-name="P17">Na dákej medzi složíme sa</text:p>
        <text:p text:style-name="P41">a pošlúc oči na nebesá,</text:p>
        <text:p text:style-name="P41">do toho blankytného plesa,</text:p>
        <text:p text:style-name="P41">počkáme, dokiaľ nezaskvie sa</text:p>
        <text:p text:style-name="P41">večerom požiar hviezdnych sviec.</text:p>
        <text:p text:style-name="P41">Žiaľ, próza nakoniec:</text:p>
        <text:p text:style-name="P41">družstevný pánboh lakomec je.</text:p>
        <text:p text:style-name="P41">Na medzu by sme sadli hneď <text:span text:style-name="T3">—</text:span></text:p>
        <text:p text:style-name="P41">no v tomto poli ani medze,</text:p>
        <text:p text:style-name="P41">ani len medze niet...</text:p>
        <text:p text:style-name="P3"/>
        <text:p text:style-name="P27"/>
        <text:p text:style-name="P27">ŽENE</text:p>
        <text:p text:style-name="P15"><text:soft-page-break/></text:p>
        <text:p text:style-name="P39">V hlbokej noci leží tíš.</text:p>
        <text:p text:style-name="P13">Aj knižky mlčia. Iba za oblokom</text:p>
        <text:p text:style-name="P36">počujem vietor húsť.</text:p>
        <text:p text:style-name="P13">A ty mi celá spíš</text:p>
        <text:p text:style-name="P36">a sny ti chodia pod čelom</text:p>
        <text:p text:style-name="P36">ľahučkým krokom.</text:p>
        <text:p text:style-name="P13">A po hladine úst</text:p>
        <text:p text:style-name="P36">jak po okvetí ruže</text:p>
        <text:p text:style-name="P36">mierová noc sa kĺže.</text:p>
        <text:p text:style-name="P3"/>
        <text:p text:style-name="P27">Čítam z nej smelý, bohatý tvoj sen.</text:p>
        <text:p text:style-name="P24">V diaľke, diaľave</text:p>
        <text:p text:style-name="P13">i v tepnách Bratislavy</text:p>
        <text:p text:style-name="P36">čujem, jak prúdia</text:p>
        <text:p text:style-name="P36">sny spiacich žien.</text:p>
        <text:p text:style-name="P3"/>
        <text:p text:style-name="P27">Bol dobrý, krásny deň.</text:p>
        <text:p text:style-name="P13"><text:soft-page-break/>Kým slnce žeravé</text:p>
        <text:p text:style-name="P36">veselé lúče česalo si z hlavy,</text:p>
        <text:p text:style-name="P36">tisícky rúk</text:p>
        <text:p text:style-name="P3">spracovávaly surovinu snenia.</text:p>
        <text:p text:style-name="P3"/>
        <text:p text:style-name="P27">Žena,</text:p>
        <text:p text:style-name="P13">ty dobre vieš,</text:p>
        <text:p text:style-name="P36">čo milujeme.</text:p>
        <text:p text:style-name="P3"/>
        <text:p text:style-name="P36">Ve<text:span text:style-name="T7">ď</text:span> naše ruky ako prúty čarovné</text:p>
        <text:p text:style-name="P36">dotýkajú sa rodnej zeme,</text:p>
        <text:p text:style-name="P36">ve<text:span text:style-name="T7">ď</text:span> my jej čistou tvárou sme.</text:p>
        <text:p text:style-name="P3"/>
        <text:p text:style-name="P36">A možno, že aj teraz počuješ</text:p>
        <text:p text:style-name="P36">dunenie veku,</text:p>
        <text:p text:style-name="P36">ktorý sa rúti proti tme</text:p>
        <text:p text:style-name="P36">na všetkých stranách sveta.</text:p>
        <text:p text:style-name="P3"/>
        <text:p text:style-name="P27"><text:soft-page-break/>Bol dobrý, krásny deň.</text:p>
        <text:p text:style-name="P3">Ale naše šťastie,</text:p>
        <text:p text:style-name="P13">ktoré nás ako milý priateľ stretá,</text:p>
        <text:p text:style-name="P36">ale naša práca,</text:p>
        <text:p text:style-name="P13">jak červený obrus vlasťou rozprestretá,</text:p>
        <text:p text:style-name="P36">ale naša láska,</text:p>
        <text:p text:style-name="P13">ktorej sny srdcom budúcnosti letia,</text:p>
        <text:p text:style-name="P36">nám káže:</text:p>
        <text:p text:style-name="P3"/>
        <text:p text:style-name="P27">Postavte stráže!</text:p>
        <text:p text:style-name="P3"/>
        <text:p text:style-name="P36">Nechže sa nikto neopováži</text:p>
        <text:p text:style-name="P36">siahať na šťastie, krvou platené.</text:p>
        <text:p text:style-name="P13">Do zbojských pazúrov mu zatneme,</text:p>
        <text:p text:style-name="P36">bdelí a milujúci.</text:p>
        <text:p text:style-name="P3"/>
        <text:p text:style-name="P27">Žena,</text:p>
        <text:p text:style-name="P3">ty dobre vieš,</text:p>
        <text:p text:style-name="P3"><text:soft-page-break/>čo zmôže láska, trepúca sa v srdci.</text:p>
        <text:p text:style-name="P13"/>
        <text:p text:style-name="P36">A v tejto chvíli rozumieš</text:p>
        <text:p text:style-name="P36">iste jej hlasu.</text:p>
        <text:p text:style-name="P13">Je noc. Hodina stojí, knižky mlčia. Tíš.</text:p>
        <text:p text:style-name="P36">Ty spíš.</text:p>
        <text:p text:style-name="P16">V riečici neba hviezdy ďaleké sa trasú.</text:p>
        <text:p text:style-name="P40">Lež pevnosť života a slávu nášho času</text:p>
        <text:p text:style-name="P40">aj v spánku vyslovujú tvoje pery dve.</text:p>
        <text:p text:style-name="P3"/>
        <text:p text:style-name="P27">Preto mi srdce bdie.</text:p>
        <text:p text:style-name="P3"/>
        <text:p text:style-name="P27"/>
        <text:p text:style-name="P27">PIESEŇ</text:p>
        <text:p text:style-name="P3"/>
        <text:p text:style-name="P36"><text:span text:style-name="T7">C</text:span>hodí mesiac nad riekou,</text:p>
        <text:p text:style-name="P36">zimná voda s nárekom</text:p>
        <text:p text:style-name="P36">do noci sa ženie.</text:p>
        <text:p text:style-name="P13"><text:soft-page-break/>Ďaleko si, ďaleko,</text:p>
        <text:p text:style-name="P36">moje potešenie.</text:p>
        <text:p text:style-name="P3"/>
        <text:p text:style-name="P36">Viem, že často žiaľ je ti,</text:p>
        <text:p text:style-name="P36">keď ožijú v pamäti</text:p>
        <text:p text:style-name="P36">naše žarty mladé.</text:p>
        <text:p text:style-name="P3">Kam až túžba zaletí?</text:p>
        <text:p text:style-name="P3">Kam siaha sen? Všade.</text:p>
        <text:p text:style-name="P3"/>
        <text:p text:style-name="P36">No ja som sa zariekol</text:p>
        <text:p text:style-name="P36">pokrivkávať za vekom,</text:p>
        <text:p text:style-name="P36">čo nám v rukách rastie.</text:p>
        <text:p text:style-name="P36">Nech je šťastie ďaleko,</text:p>
        <text:p text:style-name="P36">len nech je to šťastie!</text:p>
        <text:p text:style-name="P3"/>
        <text:p text:style-name="P36">Môj spev mesiac nesie ti,</text:p>
        <text:p text:style-name="P36">keď sa striebrom perleti</text:p>
        <text:p text:style-name="P36">až na Dunaj kladie.</text:p>
        <text:p text:style-name="P13"><text:soft-page-break/>Všade túžba zaletí,</text:p>
        <text:p text:style-name="P36">všade si mi, všade...</text:p>
        <text:p text:style-name="P3"/>
        <text:p text:style-name="P27"/>
        <text:p text:style-name="P27">VLASŤ</text:p>
        <text:p text:style-name="P3"/>
        <text:p text:style-name="P13">Vše príde taký čas,</text:p>
        <text:p text:style-name="P36">že preklenúť by chceli</text:p>
        <text:p text:style-name="P36">sme diaľku, ktorá delí</text:p>
        <text:p text:style-name="P36">a skúša nás.</text:p>
        <text:p text:style-name="P36"/>
        <text:p text:style-name="P13">Tu s tvojím listom sám</text:p>
        <text:p text:style-name="P36">vychádzam za Dejvice</text:p>
        <text:p text:style-name="P36">a k teplej zemi líce</text:p>
        <text:p text:style-name="P36">si prikladám.</text:p>
        <text:p text:style-name="P3"/>
        <text:p text:style-name="P36">Citlivá zemská hr<text:span text:style-name="T7">uď</text:span>!</text:p>
        <text:p text:style-name="P36">Uver mi, krok tvoj vážny</text:p>
        <text:p text:style-name="P36"><text:soft-page-break/>až z bratislavskej dlažby</text:p>
        <text:p text:style-name="P36">tu môžem čuť.</text:p>
        <text:p text:style-name="P3"/>
        <text:p text:style-name="P36">A tvoje nohy, viem,</text:p>
        <text:p text:style-name="P36">priam plávu cez ulice,</text:p>
        <text:p text:style-name="P36">ve<text:span text:style-name="T7">ď</text:span> cítia moje líce,</text:p>
        <text:p text:style-name="P36">kde chvie sa zem.</text:p>
        <text:p text:style-name="P14"/>
        <text:p text:style-name="P37"/>
        <text:p text:style-name="P38">PRÍCHOD</text:p>
        <text:p text:style-name="P38"/>
        <text:p text:style-name="P38"><text:span text:style-name="T7">O </text:span>tretej v noci otvoril som dvere.</text:p>
        <text:p text:style-name="P13">Do tepla z dažďa. Tvoj dych šumel z tmy.</text:p>
        <text:p text:style-name="P36">Mesiace túžby, sľuby tisíceré!</text:p>
        <text:p text:style-name="P13">A v blúze dovolenka <text:span text:style-name="T3">—</text:span> na dva dni.</text:p>
        <text:p text:style-name="P3"/>
        <text:p text:style-name="P36">Do tvojho spánku vŕzgaly mi čižmy.</text:p>
        <text:p text:style-name="P36">Knihy som hladkal, dotýkal sa stien</text:p>
        <text:p text:style-name="P36"><text:soft-page-break/>i tvojich vlasov. A ty nežne spíš mi.</text:p>
        <text:p text:style-name="P3">Noc iste snuje z radosti tvoj sen.</text:p>
        <text:p text:style-name="P13"/>
        <text:p text:style-name="P36">Vojak <text:span text:style-name="T3">—</text:span> no stál som tu v tme mäkší, krotší</text:p>
        <text:p text:style-name="P36">než pred mesiacmi, keď som s kufrom šiel.</text:p>
        <text:p text:style-name="P36">A keď si zrazu otvorila oči,</text:p>
        <text:p text:style-name="P36">jasný deň v celej izbe zahorel.</text:p>
        <text:p text:style-name="P3"/>
        <text:p text:style-name="P27"/>
        <text:p text:style-name="P27">NARODENIE</text:p>
        <text:p text:style-name="P3"/>
        <text:p text:style-name="P27">Z rýchlika vystúpil som do jasného večera.</text:p>
        <text:p text:style-name="P3">Sneh s vodou padal, mokrá nádhera.</text:p>
        <text:p text:style-name="P3">Vo svetlách blyšťala sa elektrická trať.</text:p>
        <text:p text:style-name="P3">Ako vieš, túžba, hnať!</text:p>
        <text:p text:style-name="P3"/>
        <text:p text:style-name="P34">Potom som v prázdnej izbe striasal vodu s plášťa</text:p>
        <text:p text:style-name="P34">a vôňa známych vecí prešla vôkol mňa.</text:p>
        <text:p text:style-name="P11"><text:soft-page-break/>Dotýkal som sa ostýchavo nášho šťastia,</text:p>
        <text:p text:style-name="P34">košieľok, plienok, čepcov,</text:p>
        <text:p text:style-name="P34">hotových zohriať nemluvňa.</text:p>
        <text:p text:style-name="P3"/>
        <text:p text:style-name="P34">Pri okne stál som, chladil čelo na skle</text:p>
        <text:p text:style-name="P34">a izba čakala. Čo sviaže krídla láske?</text:p>
        <text:p text:style-name="P3">Ako znie detský plač?</text:p>
        <text:p text:style-name="P3"/>
        <text:p text:style-name="P34">Tak som tam chodil v nepokoji, v trýzni,</text:p>
        <text:p text:style-name="P34">na dvere hľadel, na steny,</text:p>
        <text:p text:style-name="P34">no myšlienky jak vtáci splašení</text:p>
        <text:p text:style-name="P34">vyletovaly z izby.</text:p>
        <text:p text:style-name="P3">Čo asi vidia detské oči?</text:p>
        <text:p text:style-name="P12"/>
        <text:p text:style-name="P35">V tom <text:span text:style-name="T6">č</text:span>ase bledu<text:span text:style-name="T6">š</text:span>ká si ležala</text:p>
        <text:p text:style-name="P35">v druhom poschodí špitá<text:span text:style-name="T6">ľ</text:span>a</text:p>
        <text:p text:style-name="P35">s boľavým lonom, šťastím boľavým</text:p>
        <text:p text:style-name="P35">v s<text:span text:style-name="T6">ú</text:span>družstve materinských sŕdc a tiel</text:p>
        <text:p text:style-name="P35"><text:soft-page-break/>a život ako roztvorená ruža</text:p>
        <text:p text:style-name="P35">sa v tvojej mysli skvel.</text:p>
        <text:p text:style-name="P3"/>
        <text:p text:style-name="P27">Dievčatko privítajme: Vitaj, maličká!</text:p>
        <text:p text:style-name="P3">Keď s prvým svetlom dňa ti skočia slzy na líčka,</text:p>
        <text:p text:style-name="P3">tak ako farby dúhové v nich skáču,</text:p>
        <text:p text:style-name="P3">uzrieš ma v uniforme usmievať sa tvojmu plaču.</text:p>
        <text:p text:style-name="P3"/>
        <text:p text:style-name="P27">Vitaj, dievčatko na<text:span text:style-name="T6">š</text:span>e, a hne<text:span text:style-name="T6">ď</text:span> aj do videnia.</text:p>
        <text:p text:style-name="P3">Bu<text:span text:style-name="T6">ď</text:span> zdravé, šťastné, statočné mi buď.</text:p>
        <text:p text:style-name="P11">Lúčenie vždy je tak ťažké, ako je veľká láska,</text:p>
        <text:p text:style-name="P34">a moja cesta možno beží do plameňa.</text:p>
        <text:p text:style-name="P11">Mnoho je ešte práce pred nami,</text:p>
        <text:p text:style-name="P34">ve<text:span text:style-name="T6">ď</text:span> mnohým deťom treba život ubrániť,</text:p>
        <text:p text:style-name="P34">pokojné detstvo skuť.</text:p>
        <text:p text:style-name="P3"/>
        <text:p text:style-name="P34">Dievčatko moje, svetlo nášho bdenia,</text:p>
        <text:p text:style-name="P34">do videnia.</text:p>
        <text:p text:style-name="P3"><text:soft-page-break/>Bu<text:span text:style-name="T6">ď</text:span> zdravé, šťastné, statočné mi bu<text:span text:style-name="T6">ď</text:span>.</text:p>
        <text:p text:style-name="P3"/>
        <text:p text:style-name="P27"/>
        <text:p text:style-name="P27">SMIECH</text:p>
        <text:p text:style-name="P3"/>
        <text:p text:style-name="P34"><text:span text:style-name="T6">D</text:span>nes v noci som sa sklonil nad postieľku.</text:p>
        <text:p text:style-name="P34">Nemluvňa spalo v nej.</text:p>
        <text:p text:style-name="P11">Ale keď som už chýlil ústa k čielku</text:p>
        <text:p text:style-name="P34">tej drobnej kráľovnej,</text:p>
        <text:p text:style-name="P3"/>
        <text:p text:style-name="P34">tu zrazu nahlas dvakrát zasmiala sa</text:p>
        <text:p text:style-name="P34">zo svojho hlbokého sna.</text:p>
        <text:p text:style-name="P11">A na jej lícach potom dlho ležala tá krása</text:p>
        <text:p text:style-name="P34">radostná.</text:p>
        <text:p text:style-name="P3"/>
        <text:p text:style-name="P27">Čože sa prisnilo jej? Ktovie.</text:p>
        <text:p text:style-name="P3">Z akého dojmu posiela</text:p>
        <text:p text:style-name="P11">do svetlej noci smiech? Žiaľ, sotvakomu povie,</text:p>
        <text:p text:style-name="P34"><text:soft-page-break/>aký svet vo sne videla.</text:p>
        <text:p text:style-name="P3"/>
        <text:p text:style-name="P34">Možno svoj šťastný život mala pred očami,</text:p>
        <text:p text:style-name="P34">mierových ulíc jas,</text:p>
        <text:p text:style-name="P11">svet, ktorý v mysliach nesieme si sami</text:p>
        <text:p text:style-name="P34">do spravodlivých čias.</text:p>
        <text:p text:style-name="P3"/>
        <text:p text:style-name="P34">Raz iste vezme si, až bude väčšou,</text:p>
        <text:p text:style-name="P34">dar zo životných bohatstiev,</text:p>
        <text:p text:style-name="P34">aby jej bola radosť rodnou rečou</text:p>
        <text:p text:style-name="P34">a chlebom smiech a spev.</text:p>
        <text:p text:style-name="P3"/>
        <text:p text:style-name="P34">No dotiaľ so žitím nám treba pasovať sa,</text:p>
        <text:p text:style-name="P34">nebáť sa jeho prudkých vôd,</text:p>
        <text:p text:style-name="P34">nech v detskú radosť premieňa sa naša práca,</text:p>
        <text:p text:style-name="P34">náš pot.</text:p>
        <text:p text:style-name="P3"/>
        <text:p text:style-name="P34">A život pochváľme, že v chodbách mozgu skúva</text:p>
        <text:p text:style-name="P34"><text:soft-page-break/>zázračnú panorámu, kde sa možno smiať.</text:p>
        <text:p text:style-name="P34">Pochv<text:span text:style-name="T6">áľ</text:span>me život, ktorý smiechom obdarúva</text:p>
        <text:p text:style-name="P34">už aj sny nemluvniat!...</text:p>
        <text:p text:style-name="P3"/>
        <text:p text:style-name="P27"/>
        <text:p text:style-name="P27">LÚČENIE</text:p>
        <text:p text:style-name="P3"/>
        <text:p text:style-name="P27">Ešte rýchlo bozk. A bez s<text:span text:style-name="T2">ĺ</text:span>z, otázok.</text:p>
        <text:p text:style-name="P3">Ech, dáko sa ťažšie obúvajú čižmy.</text:p>
        <text:p text:style-name="P3">Teraz do plášťa a zapnúť opasok.</text:p>
        <text:p text:style-name="P3">Maj sa dobre, moja milučká. A píš mi.</text:p>
        <text:p text:style-name="P3"/>
        <text:p text:style-name="P27">Na stanicu necho<text:span text:style-name="T2">ď</text:span>. Z okna zakývaj.</text:p>
        <text:p text:style-name="P7">Usuš vlhké oči. A svoj úsmev bledý</text:p>
        <text:p text:style-name="P30">do piskotu vlaku ako zbraň mi daj.</text:p>
        <text:p text:style-name="P3">Ve<text:span text:style-name="T2">ď</text:span> ti zasa prídem. Kedy? Neviem kedy.</text:p>
        <text:p text:style-name="P3"/>
        <text:p text:style-name="P27">Veľa lúčení nás čaká v živote:</text:p>
        <text:p text:style-name="P3"><text:soft-page-break/>veľa vrahov bdie. Nuž rúť sa, rýchlik, cvalom!<text:span text:style-name="T3">—</text:span></text:p>
        <text:p text:style-name="P3">Ach, a ktovie, čo je nové pri rote.</text:p>
        <text:p text:style-name="P3">Tridsať chlapcov dva dni bezo mňa tam spalo.</text:p>
        <text:p text:style-name="P3"/>
        <text:p text:style-name="P27"/>
        <text:p text:style-name="P27">ŤAŽKÁ NOC</text:p>
        <text:p text:style-name="P27"/>
        <text:p text:style-name="P7">Šumia štice briez,</text:p>
        <text:p text:style-name="P30">šumí, šumí les,</text:p>
        <text:p text:style-name="P30">ach, čože to leží, drahá,</text:p>
        <text:p text:style-name="P30">v mojom srdci dnes?</text:p>
        <text:p text:style-name="P3"/>
        <text:p text:style-name="P30">Nečuť jasavý</text:p>
        <text:p text:style-name="P30">spev tvoj z diaľavy,</text:p>
        <text:p text:style-name="P30">aj tá hviezda, aj to nebo</text:p>
        <text:p text:style-name="P30">mlčí, nevraví.</text:p>
        <text:p text:style-name="P3"/>
        <text:p text:style-name="P30">Smutný pesničkár</text:p>
        <text:p text:style-name="P30"><text:soft-page-break/>v rukách nosím tvár,</text:p>
        <text:p text:style-name="P30">srdce pod blúzou a v blúze</text:p>
        <text:p text:style-name="P30">tvojich riadkov pár.</text:p>
        <text:p text:style-name="P8"/>
        <text:p text:style-name="P31"><text:span text:style-name="T3">—</text:span><text:span text:style-name="T5"> </text:span>Dnes som, milučký,</text:p>
        <text:p text:style-name="P31">siahla na rúčky</text:p>
        <text:p text:style-name="P31">našej malej a tie rúčky</text:p>
        <text:p text:style-name="P31">horia z horúčky.</text:p>
        <text:p text:style-name="P3"/>
        <text:p text:style-name="P30">Kam sa schúliť mám,</text:p>
        <text:p text:style-name="P30">kam sa ukryť, kam?</text:p>
        <text:p text:style-name="P7">Kam, keď spiacich druhov strážim,</text:p>
        <text:p text:style-name="P30">stany obchádzam?</text:p>
        <text:p text:style-name="P3"/>
        <text:p text:style-name="P7">Nežný šumot briez,</text:p>
        <text:p text:style-name="P30">šumiaci ty les,</text:p>
        <text:p text:style-name="P7">aspoň ty mi domov k mojim</text:p>
        <text:p text:style-name="P30">dobré slovo nes.</text:p>
        <text:p text:style-name="P3"><text:soft-page-break/></text:p>
        <text:p text:style-name="P30">Ranný vietor, vej</text:p>
        <text:p text:style-name="P30">k mojej najmilšej,</text:p>
        <text:p text:style-name="P30">všetko, čo šlo dnes mi srdcom,</text:p>
        <text:p text:style-name="P30">všetko povedz jej.</text:p>
        <text:p text:style-name="P9"/>
        <text:p text:style-name="P32">I že som tu stál</text:p>
        <text:p text:style-name="P25">i že bol mi žiaľ</text:p>
        <text:p text:style-name="P10">i malej som drobnou slzou</text:p>
        <text:p text:style-name="P33">rúčky schladzoval.</text:p>
        <text:p text:style-name="P3"/>
        <text:p text:style-name="P30">Zatiaľ do dial<text:span text:style-name="T2">í</text:span></text:p>
        <text:p text:style-name="P30">šumel ospalý les</text:p>
        <text:p text:style-name="P30">a v lese vojaci si</text:p>
        <text:p text:style-name="P30">šťastne snívali...</text:p>
        <text:p text:style-name="P3"/>
        <text:p text:style-name="P30">No ja remenec</text:p>
        <text:p text:style-name="P30">pušky sňal som s pliec.</text:p>
        <text:p text:style-name="P7"><text:soft-page-break/>Všetko jej to, vetrík ranný,</text:p>
        <text:p text:style-name="P30">všetko rozpovedz...</text:p>
        <text:p text:style-name="P3"/>
        <text:p text:style-name="P27"/>
        <text:p text:style-name="P27">SPEV NAD KOLÍSKOU</text:p>
        <text:p text:style-name="P3"/>
        <text:p text:style-name="P28"><text:span text:style-name="T1">H</text:span>ajaj, spinkaj, moje dieťa,</text:p>
        <text:p text:style-name="P28">moje najmilšie:</text:p>
        <text:p text:style-name="P28">nežná ruka kolíše ťa,</text:p>
        <text:p text:style-name="P28">mať ťa kolíše.</text:p>
        <text:p text:style-name="P4">Nad mestom na čepcoch veží</text:p>
        <text:p text:style-name="P28">zahviezdená nôcka leží,</text:p>
        <text:p text:style-name="P28">všetky deti spia.</text:p>
        <text:p text:style-name="P4">Len tam vzadu za domami</text:p>
        <text:p text:style-name="P28">duní Dunaj zadumaný,</text:p>
        <text:p text:style-name="P28">dcérenka moja.</text:p>
        <text:p text:style-name="P3"/>
        <text:p text:style-name="P28">Spinkaj až po úsvit bledý</text:p>
        <text:p text:style-name="P28"><text:soft-page-break/>s hlávkou v páperí</text:p>
        <text:p text:style-name="P28">a keď slnce vstane, vtedy</text:p>
        <text:p text:style-name="P28">vzhliadni k materi.</text:p>
        <text:p text:style-name="P6">V úsmev sa jej slzy zmenia,</text:p>
        <text:p text:style-name="P29">plač úzkosti, týždne bdenia,</text:p>
        <text:p text:style-name="P29">každá rana zlá.</text:p>
        <text:p text:style-name="P4">No nie plač, nech prenikne ti</text:p>
        <text:p text:style-name="P28">len ten úsmev do pamäti,</text:p>
        <text:p text:style-name="P28">dcérenka moja.</text:p>
        <text:p text:style-name="P3"/>
        <text:p text:style-name="P28">O čomže ti zaspievať má</text:p>
        <text:p text:style-name="P28">v ťažké naše dni?</text:p>
        <text:p text:style-name="P4"><text:span text:style-name="T1">Ž</text:span>e už siaha laba kradmá</text:p>
        <text:p text:style-name="P28">na nôž vražedný?</text:p>
        <text:p text:style-name="P4">Že na teba dvíha pušku,</text:p>
        <text:p text:style-name="P28">že ti mieri na podušku,</text:p>
        <text:p text:style-name="P28">nedá pokoja?</text:p>
        <text:p text:style-name="P4">Ve<text:span text:style-name="T1">ď</text:span> ty sama cítiš vari</text:p>
        <text:p text:style-name="P28"><text:soft-page-break/>páľu hlavne sálať k tvári,</text:p>
        <text:p text:style-name="P28">dcérenka moja.</text:p>
        <text:p text:style-name="P3"/>
        <text:p text:style-name="P28">Keby sme my dovideli</text:p>
        <text:p text:style-name="P28">po najďalší cieľ:</text:p>
        <text:p text:style-name="P28">či umrieme na posteli</text:p>
        <text:p text:style-name="P28">a či v ohni striel!</text:p>
        <text:p text:style-name="P4">No čože: ak hlavy staré</text:p>
        <text:p text:style-name="P28">a či jasné naše tváre</text:p>
        <text:p text:style-name="P28">skosí paľba dňa,</text:p>
        <text:p text:style-name="P28">znaj, že z bojov hľadeli sme</text:p>
        <text:p text:style-name="P28">na tvoj život v komunizme,</text:p>
        <text:p text:style-name="P28">dcérenka moja.</text:p>
        <text:p text:style-name="P3"/>
        <text:p text:style-name="P28">Videli sme k nebu pnúť sa</text:p>
        <text:p text:style-name="P28">život prekrásny,</text:p>
        <text:p text:style-name="P28">obnažené ľudské srdcia,</text:p>
        <text:p text:style-name="P28">ľudský smiech a sny.</text:p>
        <text:p text:style-name="P4"><text:soft-page-break/>Vy mladí! Na vašom čele</text:p>
        <text:p text:style-name="P28">videli sme, jak sa smelé</text:p>
        <text:p text:style-name="P4">plány vyroja,</text:p>
        <text:p text:style-name="P28">jak si šťastie po blankyte</text:p>
        <text:p text:style-name="P28">svojich očí rozložíte,</text:p>
        <text:p text:style-name="P28">dcérenka moja.</text:p>
        <text:p text:style-name="P28"/>
        <text:p text:style-name="P4">Lež do môjho spevu dneska</text:p>
        <text:p text:style-name="P28">nárek detí znie,</text:p>
        <text:p text:style-name="P28">požiarom jak bičom plieska</text:p>
        <text:p text:style-name="P28">zviera ohyzdné,</text:p>
        <text:p text:style-name="P28">nebo ako krídlo hnevu</text:p>
        <text:p text:style-name="P28">zrútilo sa na Kóreu,</text:p>
        <text:p text:style-name="P28">reve slepá tma</text:p>
        <text:p text:style-name="P28">a nemluvniat líčka hryzú</text:p>
        <text:p text:style-name="P28">jedovaté mračná hmyzu,</text:p>
        <text:p text:style-name="P28">dcérenka moja.</text:p>
        <text:p text:style-name="P3"/>
        <text:p text:style-name="P28"><text:soft-page-break/>Aká môže byť tvár vraha?</text:p>
        <text:p text:style-name="P28">Aká myšlienka?</text:p>
        <text:p text:style-name="P4">Len po myšie zuby siaha</text:p>
        <text:p text:style-name="P28">život človeka?</text:p>
        <text:p text:style-name="P4">Nebom krásny letún letí...</text:p>
        <text:p text:style-name="P28">Nekývajteže mu, deti!</text:p>
        <text:p text:style-name="P4">To už nie je hra:</text:p>
        <text:p text:style-name="P28">s výšky hľadí na vás mlčky,</text:p>
        <text:p text:style-name="P28">hľadá tvoje biele rúčky,</text:p>
        <text:p text:style-name="P28">dcérenka moja.</text:p>
        <text:p text:style-name="P3"/>
        <text:p text:style-name="P28">Prší smrť a rastú hroby</text:p>
        <text:p text:style-name="P28">z takej mrákavy.</text:p>
        <text:p text:style-name="P4">Ale aj ľud rastie. Čoby</text:p>
        <text:p text:style-name="P28">sme sa ľakali!</text:p>
        <text:p text:style-name="P4">S hnevom idú cez plamene</text:p>
        <text:p text:style-name="P28">pokolenia zotročené,</text:p>
        <text:p text:style-name="P28">ním sa ozbroja.</text:p>
        <text:p text:style-name="P4"><text:soft-page-break/>Aby aj náš domov v dyme</text:p>
        <text:p text:style-name="P28">nestlel, k nim sa postavíme,</text:p>
        <text:p text:style-name="P28">dcérenka moja!</text:p>
        <text:p text:style-name="P3"/>
        <text:p text:style-name="P28">Hajaj, spinkaj, dieťa krásne,</text:p>
        <text:p text:style-name="P28">búvaj spokojne:</text:p>
        <text:p text:style-name="P28">na pažbu ti píše básne</text:p>
        <text:p text:style-name="P28">otec na vojne.</text:p>
        <text:p text:style-name="P4">Keď nad jeho hlavou visí</text:p>
        <text:p text:style-name="P28">nočné nebo, vtedy ty si</text:p>
        <text:p text:style-name="P28">hviezdou jeho sna.</text:p>
        <text:p text:style-name="P4">A tisíce takých otcov</text:p>
        <text:p text:style-name="P28">na tvoj pokoj myslia nocou,</text:p>
        <text:p text:style-name="P28">dcérenka moja.</text:p>
        <text:p text:style-name="P3"/>
        <text:p text:style-name="P28">Ktože by nám z mozgu škrtol</text:p>
        <text:p text:style-name="P28">stojky prebdené?</text:p>
        <text:p text:style-name="P4">My aj životom aj smrťou</text:p>
        <text:p text:style-name="P28"><text:soft-page-break/>čestne prejdeme.</text:p>
        <text:p text:style-name="P4">No kým fičí víchor zhubný,</text:p>
        <text:p text:style-name="P28">po svete kým hučia bubny,</text:p>
        <text:p text:style-name="P28">zvúce do boja,</text:p>
        <text:p text:style-name="P28">ty mi neotváraj očká,</text:p>
        <text:p text:style-name="P28">v sladkom sníčku na deň počkaj,</text:p>
        <text:p text:style-name="P28">dcérenka moja...</text:p>
        <text:p text:style-name="P3"/>
        <text:p text:style-name="P27"/>
        <text:p text:style-name="P27">PRÍSAHA</text:p>
        <text:p text:style-name="P3"/>
        <text:p text:style-name="P28"><text:span text:style-name="T1">P</text:span>olnocou švihol hvizd. Sny neskončené</text:p>
        <text:p text:style-name="P28">vylietly z myslí pod dupotom nôh.</text:p>
        <text:p text:style-name="P4">Bojový poplach. Kde sa nebo klenie</text:p>
        <text:p text:style-name="P28">nad hustou tmou, my s puškou na ramene</text:p>
        <text:p text:style-name="P28">von vychádzame v prísnych štvorstupoch.</text:p>
        <text:p text:style-name="P3"/>
        <text:p text:style-name="P28">Do diaľavy sa oráčiny valia,</text:p>
        <text:p text:style-name="P28"><text:soft-page-break/>z obzoru šibú mladé komíny.</text:p>
        <text:p text:style-name="P4">Tam v rukách vlasti, ktorá k práci vstala,</text:p>
        <text:p text:style-name="P28">z bežiacich strojov vyšľahuje páľa,</text:p>
        <text:p text:style-name="P28">noc žmurká zrakmi neónovými.</text:p>
        <text:p text:style-name="P3"/>
        <text:p text:style-name="P28">Zem dýcha mier. A biela cesta krúti</text:p>
        <text:p text:style-name="P28">sa po mlčiacej nočnej krajine.</text:p>
        <text:p text:style-name="P3">Aj delá mlčia vo vŕbovom prútí.</text:p>
        <text:p text:style-name="P4">Životu svojmu verní, proti smrti</text:p>
        <text:p text:style-name="P28">sa zbraňami a láskou bránime.</text:p>
        <text:p text:style-name="P3"/>
        <text:p text:style-name="P28">Zem dýcha mier. A skvieť sa musí v mieri,</text:p>
        <text:p text:style-name="P28">až k hviezdam dvíhať šťastné čelá miest!</text:p>
        <text:p text:style-name="P28">Raz prelejeme delá v buldozéry.</text:p>
        <text:p text:style-name="P4">No môjho syna plač, krv mojej dcéry</text:p>
        <text:p text:style-name="P28">dovtedy nesmie touto zemou tiecť.</text:p>
        <text:p text:style-name="P3"/>
        <text:p text:style-name="P28">Dovtedy treba čistiť hlavne zbraní,</text:p>
        <text:p text:style-name="P28"><text:soft-page-break/>cez blato, sneh sa drať, stáť na stojkách,</text:p>
        <text:p text:style-name="P28">lejakom núkať tvár, spať pod celtami</text:p>
        <text:p text:style-name="P28">a mocnieť, aby do zlodejskej tlamy</text:p>
        <text:p text:style-name="P28">strach vraha vrážal vlastný pušný prach.</text:p>
        <text:p text:style-name="P3"/>
        <text:p text:style-name="P28">Keď domov prídeme, keď v jasnom ráne</text:p>
        <text:p text:style-name="P28">z vojenských blúz raz vytrasieme smrť,</text:p>
        <text:p text:style-name="P28">svet životom jak zlaté pole vzplanie.</text:p>
        <text:p text:style-name="P4">Do komunizmu prejdú naše zbrane</text:p>
        <text:p text:style-name="P28">siať obilie a kotly rušňov kuť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11.09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2103111060</dc:title>
    <dc:subject/>
    <meta:initial-creator/>
    <meta:keyword/>
    <dc:date>2022-11-10T19:01:51.799000000</dc:date>
    <meta:editing-duration>PT1H13M5S</meta:editing-duration>
    <meta:editing-cycles>14</meta:editing-cycles>
    <meta:generator>LibreOffice/5.4.2.2$Windows_x86 LibreOffice_project/22b09f6418e8c2d508a9eaf86b2399209b0990f4</meta:generator>
    <meta:document-statistic meta:table-count="0" meta:image-count="0" meta:object-count="0" meta:page-count="93" meta:paragraph-count="1339" meta:word-count="6771" meta:character-count="37926" meta:non-whitespace-character-count="32469"/>
  </office:meta>
</office:document-meta>
</file>